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29cm" fo:min-width="3.15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="none" fo:min-height="1.738cm"/>
    </style:style>
    <style:style style:name="gr8" style:family="graphic" style:parent-style-name="standard">
      <style:graphic-properties draw:stroke="none" draw:fill="none" fo:min-height="1.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85cm" fo:min-width="6.358cm"/>
    </style:style>
    <style:style style:name="gr12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ole-draw-aspect="1" style:protect="size"/>
    </style:style>
    <style:style style:name="gr14" style:family="graphic" style:parent-style-name="standard">
      <style:graphic-properties svg:stroke-width="0.051cm" svg:stroke-color="#000000" draw:marker-start-width="0.276cm" draw:marker-end-width="0.276cm" draw:fill="solid" draw:fill-color="#008000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0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objectwithoutfill">
      <style:graphic-properties svg:stroke-width="0.152cm" svg:stroke-color="#ff0000" draw:marker-start-width="0.427cm" draw:marker-end-width="0.427cm" draw:fill="none" draw:textarea-vertical-align="middle" fo:padding-top="0.2cm" fo:padding-bottom="0.2cm" fo:padding-left="0.325cm" fo:padding-right="0.32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739cm"/>
    </style:style>
    <style:style style:name="gr19" style:family="graphic" style:parent-style-name="standard">
      <style:graphic-properties svg:stroke-width="0.102cm" svg:stroke-color="#000000" draw:marker-start-width="0.352cm" draw:marker-end-width="0.352cm" draw:fill="solid" draw:fill-color="#008000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21" style:family="graphic" style:parent-style-name="standard">
      <style:graphic-properties draw:stroke="solid" svg:stroke-width="0.102cm" svg:stroke-color="#000000" draw:marker-start-width="0.356cm" draw:marker-end-width="0.35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svg:stroke-width="0.203cm" svg:stroke-color="#ff0000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3" style:family="graphic" style:parent-style-name="objectwithoutfill">
      <style:graphic-properties svg:stroke-width="0.203cm" draw:marker-start="Dimension_20_Lines" draw:marker-start-width="1.016cm" draw:marker-end="Dimension_20_Lines" draw:marker-end-width="1.016cm" draw:fill="none" draw:textarea-vertical-align="middle" fo:padding-top="0.225cm" fo:padding-bottom="0.225cm" fo:padding-left="0.35cm" fo:padding-right="0.35cm"/>
    </style:style>
    <style:style style:name="pr1" style:family="presentation" style:parent-style-name="Default-subtitle">
      <style:graphic-properties draw:fill-color="#ffffff" draw:auto-grow-height="true" fo:min-height="3.81cm"/>
    </style:style>
    <style:style style:name="pr2" style:family="presentation" style:parent-style-name="Default-subtitle">
      <style:graphic-properties draw:stroke="none" draw:fill="none" fo:min-height="1.268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outline1">
      <style:graphic-properties fo:min-height="11.933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outline1" style:list-style-name="L4">
      <style:graphic-properties fo:min-height="11.933cm"/>
    </style:style>
    <style:style style:name="P1" style:family="paragraph">
      <style:paragraph-properties fo:line-height="150%"/>
    </style:style>
    <style:style style:name="P2" style:family="paragraph">
      <style:paragraph-properties fo:line-height="150%"/>
      <style:text-properties fo:font-size="32pt"/>
    </style:style>
    <style:style style:name="P3" style:family="paragraph">
      <style:paragraph-properties fo:line-height="150%"/>
      <style:text-properties style:use-window-font-color="true" fo:font-size="26pt" fo:font-style="italic" style:font-size-asian="26pt" style:font-style-asian="italic" style:font-size-complex="26pt" style:font-style-complex="italic"/>
    </style:style>
    <style:style style:name="P4" style:family="paragraph">
      <style:paragraph-properties fo:margin-top="0.42cm" fo:margin-bottom="0.35cm" fo:line-height="150%"/>
    </style:style>
    <style:style style:name="P5" style:family="paragraph">
      <style:text-properties fo:color="#0099ff" fo:font-weight="bold" style:font-weight-asian="bold" style:font-weight-complex="bold"/>
    </style:style>
    <style:style style:name="P6" style:family="paragraph">
      <style:paragraph-properties fo:line-height="150%"/>
      <style:text-properties fo:color="#ff420e" fo:font-size="22pt" fo:font-style="normal" style:font-size-asian="22pt" style:font-style-asian="normal" style:font-size-complex="22pt" style:font-style-complex="normal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paragraph-properties fo:text-align="center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fo:color="#0000ff" fo:font-size="44pt" style:font-size-asian="44pt" style:font-size-complex="44pt"/>
    </style:style>
    <style:style style:name="P11" style:family="paragraph">
      <style:text-properties fo:color="#008000" fo:font-size="44pt" style:font-size-asian="44pt" style:font-size-complex="44pt"/>
    </style:style>
    <style:style style:name="P12" style:family="paragraph">
      <style:text-properties fo:font-size="80pt" style:font-size-asian="80pt" style:font-size-complex="80pt"/>
    </style:style>
    <style:style style:name="P13" style:family="paragraph">
      <style:text-properties fo:color="#008000"/>
    </style:style>
    <style:style style:name="P14" style:family="paragraph">
      <style:text-properties fo:color="#008000" fo:font-size="34pt" style:font-size-asian="34pt" style:font-size-complex="34pt"/>
    </style:style>
    <style:style style:name="P15" style:family="paragraph">
      <style:paragraph-properties fo:line-height="150%" fo:text-align="center"/>
    </style:style>
    <style:style style:name="P16" style:family="paragraph">
      <style:paragraph-properties fo:line-height="150%" fo:text-align="center"/>
      <style:text-properties fo:font-size="70pt" style:font-size-asian="70pt" style:font-size-complex="70pt"/>
    </style:style>
    <style:style style:name="P17" style:family="paragraph">
      <style:text-properties fo:color="#ff0000" fo:font-size="44pt" style:font-size-asian="44pt" style:font-size-complex="44pt"/>
    </style:style>
    <style:style style:name="P18" style:family="paragraph">
      <style:text-properties fo:color="#333333" fo:font-size="44pt" style:font-size-asian="44pt" style:font-size-complex="44pt"/>
    </style:style>
    <style:style style:name="P19" style:family="paragraph">
      <style:paragraph-properties fo:text-align="center"/>
      <style:text-properties fo:color="#333333" fo:font-size="44pt" style:font-size-asian="44pt" style:font-size-complex="44pt"/>
    </style:style>
    <style:style style:name="P20" style:family="paragraph">
      <style:paragraph-properties fo:line-height="200%"/>
    </style:style>
    <style:style style:name="P21" style:family="paragraph">
      <style:text-properties fo:font-size="30pt" style:font-size-asian="30pt" style:font-size-complex="30pt"/>
    </style:style>
    <style:style style:name="P22" style:family="paragraph">
      <style:text-properties fo:font-size="25pt" style:font-size-asian="25pt" style:font-size-complex="25pt"/>
    </style:style>
    <style:style style:name="P23" style:family="paragraph">
      <style:text-properties fo:font-size="20pt"/>
    </style:style>
    <style:style style:name="P24" style:family="paragraph">
      <style:text-properties fo:font-size="26pt" style:font-size-asian="26pt" style:font-size-complex="26pt"/>
    </style:style>
    <style:style style:name="P25" style:family="paragraph">
      <style:paragraph-properties fo:text-align="center"/>
      <style:text-properties fo:font-size="26pt" style:font-size-asian="26pt" style:font-size-complex="26pt"/>
    </style:style>
    <style:style style:name="P26" style:family="paragraph">
      <style:paragraph-properties fo:text-align="center"/>
      <style:text-properties fo:font-size="30pt" style:font-size-asian="30pt" style:font-size-complex="30pt"/>
    </style:style>
    <style:style style:name="P27" style:family="paragraph">
      <style:text-properties fo:color="#000000" fo:font-size="40pt" style:font-size-asian="40pt" style:font-size-complex="40pt"/>
    </style:style>
    <style:style style:name="P28" style:family="paragraph">
      <style:text-properties fo:color="#000000" fo:font-size="80pt" fo:font-weight="bold" style:font-size-asian="80pt" style:font-weight-asian="bold" style:font-size-complex="80pt" style:font-weight-complex="bold"/>
    </style:style>
    <style:style style:name="P29" style:family="paragraph">
      <style:text-properties fo:color="#000000" fo:font-size="30pt" style:font-size-asian="30pt" style:font-size-complex="30pt"/>
    </style:style>
    <style:style style:name="P30" style:family="paragraph">
      <style:text-properties fo:font-size="40pt" fo:font-weight="bold" style:font-size-asian="40pt" style:font-weight-asian="bold" style:font-size-complex="40pt" style:font-weight-complex="bold"/>
    </style:style>
    <style:style style:name="P31" style:family="paragraph">
      <style:text-properties fo:color="#ff0000" fo:font-size="36pt" fo:font-weight="bold" style:font-size-asian="36pt" style:font-weight-asian="bold" style:font-size-complex="36pt" style:font-weight-complex="bold"/>
    </style:style>
    <style:style style:name="P32" style:family="paragraph">
      <style:text-properties fo:color="#ff0000" fo:font-size="40pt" fo:font-weight="bold" style:font-size-asian="40pt" style:font-weight-asian="bold" style:font-size-complex="40pt" style:font-weight-complex="bold"/>
    </style:style>
    <style:style style:name="P33" style:family="paragraph">
      <style:text-properties fo:font-size="36pt" style:font-size-asian="36pt" style:font-size-complex="36pt"/>
    </style:style>
    <style:style style:name="P34" style:family="paragraph">
      <style:text-properties fo:font-size="40pt"/>
    </style:style>
    <style:style style:name="T1" style:family="text">
      <style:text-properties fo:font-size="32pt"/>
    </style:style>
    <style:style style:name="T2" style:family="text">
      <style:text-properties style:use-window-font-color="true" fo:font-size="26pt" fo:font-style="italic" style:font-size-asian="26pt" style:font-style-asian="italic" style:font-size-complex="26pt" style:font-style-complex="italic"/>
    </style:style>
    <style:style style:name="T3" style:family="text">
      <style:text-properties style:use-window-font-color="true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line-through-style="none" fo:font-weight="bold" style:font-weight-asian="bold" style:font-weight-complex="bold"/>
    </style:style>
    <style:style style:name="T6" style:family="text">
      <style:text-properties fo:color="#ff420e" fo:font-size="22pt" fo:font-style="normal" style:font-size-asian="22pt" style:font-style-asian="normal" style:font-size-complex="22pt" style:font-style-complex="normal"/>
    </style:style>
    <style:style style:name="T7" style:family="text">
      <style:text-properties fo:color="#ff0000" style:text-line-through-style="solid" fo:font-weight="bold" style:font-weight-asian="bold" style:font-weight-complex="bold"/>
    </style:style>
    <style:style style:name="T8" style:family="text">
      <style:text-properties fo:color="#0000ff" style:text-line-through-style="none" fo:font-weight="bold" style:font-weight-asian="bold" style:font-weight-complex="bold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color="#0000ff" fo:font-size="44pt" style:font-size-asian="44pt" style:font-size-complex="44pt"/>
    </style:style>
    <style:style style:name="T11" style:family="text">
      <style:text-properties fo:color="#008000" fo:font-size="44pt" style:font-size-asian="44pt" style:font-size-complex="44pt"/>
    </style:style>
    <style:style style:name="T12" style:family="text">
      <style:text-properties fo:color="#008000" fo:font-size="30pt" style:font-size-asian="30pt" style:font-size-complex="30pt"/>
    </style:style>
    <style:style style:name="T13" style:family="text">
      <style:text-properties fo:font-size="80pt" style:font-size-asian="80pt" style:font-size-complex="80pt"/>
    </style:style>
    <style:style style:name="T14" style:family="text">
      <style:text-properties fo:color="#008000" fo:font-size="34pt" style:font-size-asian="34pt" style:font-size-complex="34pt"/>
    </style:style>
    <style:style style:name="T15" style:family="text">
      <style:text-properties fo:font-size="70pt" style:font-size-asian="70pt" style:font-size-complex="70pt"/>
    </style:style>
    <style:style style:name="T16" style:family="text">
      <style:text-properties fo:font-size="48pt" style:font-size-asian="48pt" style:font-size-complex="48pt"/>
    </style:style>
    <style:style style:name="T17" style:family="text">
      <style:text-properties fo:color="#ff0000" fo:font-size="44pt" style:font-size-asian="44pt" style:font-size-complex="44pt"/>
    </style:style>
    <style:style style:name="T18" style:family="text">
      <style:text-properties fo:color="#333333" fo:font-size="44pt" style:font-size-asian="44pt" style:font-size-complex="44pt"/>
    </style:style>
    <style:style style:name="T19" style:family="text">
      <style:text-properties fo:color="#000000" fo:font-size="44pt" style:font-size-asian="44pt" style:font-size-complex="44pt"/>
    </style:style>
    <style:style style:name="T20" style:family="text">
      <style:text-properties style:use-window-font-color="true" fo:font-weight="normal" style:font-weight-asian="normal" style:font-weight-complex="normal"/>
    </style:style>
    <style:style style:name="T21" style:family="text">
      <style:text-properties fo:color="#008000" fo:font-weight="bold" style:font-weight-asian="bold" style:font-weight-complex="bold"/>
    </style:style>
    <style:style style:name="T22" style:family="text">
      <style:text-properties fo:font-size="30pt" style:font-size-asian="30pt" style:font-size-complex="30pt"/>
    </style:style>
    <style:style style:name="T23" style:family="text">
      <style:text-properties fo:font-size="26pt" style:font-size-asian="26pt" style:font-size-complex="26pt"/>
    </style:style>
    <style:style style:name="T24" style:family="text">
      <style:text-properties fo:color="#008000" fo:font-size="26pt" fo:font-weight="bold" style:font-size-asian="26pt" style:font-weight-asian="bold" style:font-size-complex="26pt" style:font-weight-complex="bold"/>
    </style:style>
    <style:style style:name="T25" style:family="text">
      <style:text-properties fo:color="#0000ff" fo:font-size="26pt" fo:font-weight="bold" style:font-size-asian="26pt" style:font-weight-asian="bold" style:font-size-complex="26pt" style:font-weight-complex="bold"/>
    </style:style>
    <style:style style:name="T26" style:family="text">
      <style:text-properties fo:font-size="26pt" fo:font-weight="bold" style:font-size-asian="26pt" style:font-weight-asian="bold" style:font-size-complex="26pt" style:font-weight-complex="bold"/>
    </style:style>
    <style:style style:name="T27" style:family="text">
      <style:text-properties fo:font-size="30pt" fo:font-weight="bold" style:font-size-asian="30pt" style:font-weight-asian="bold" style:font-size-complex="30pt" style:font-weight-complex="bold"/>
    </style:style>
    <style:style style:name="T28" style:family="text">
      <style:text-properties fo:color="#000000" fo:font-size="40pt" style:font-size-asian="40pt" style:font-size-complex="40pt"/>
    </style:style>
    <style:style style:name="T29" style:family="text">
      <style:text-properties fo:color="#000000" fo:font-size="80pt" fo:font-weight="bold" style:font-size-asian="80pt" style:font-weight-asian="bold" style:font-size-complex="80pt" style:font-weight-complex="bold"/>
    </style:style>
    <style:style style:name="T30" style:family="text">
      <style:text-properties fo:color="#000000" fo:font-size="30pt" style:font-size-asian="30pt" style:font-size-complex="30pt"/>
    </style:style>
    <style:style style:name="T31" style:family="text">
      <style:text-properties fo:color="#008000"/>
    </style:style>
    <style:style style:name="T32" style:family="text">
      <style:text-properties fo:font-size="40pt" fo:font-weight="bold" style:font-size-asian="40pt" style:font-weight-asian="bold" style:font-size-complex="40pt" style:font-weight-complex="bold"/>
    </style:style>
    <style:style style:name="T33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34" style:family="text">
      <style:text-properties fo:color="#ff0000" fo:font-size="40pt" fo:font-weight="bold" style:font-size-asian="40pt" style:font-weight-asian="bold" style:font-size-complex="40pt" style:font-weight-complex="bold"/>
    </style:style>
    <style:style style:name="T35" style:family="text">
      <style:text-properties fo:font-size="36pt" fo:font-weight="bold" style:font-size-asian="36pt" style:font-weight-asian="bold" style:font-size-complex="36pt" style:font-weight-complex="bold"/>
    </style:style>
    <style:style style:name="T36" style:family="text">
      <style:text-properties fo:font-size="36pt" style:font-size-asian="36pt" style:font-size-complex="36pt"/>
    </style:style>
    <style:style style:name="T37" style:family="text">
      <style:text-properties fo:color="#ff0000" style:text-line-through-style="solid"/>
    </style:style>
    <style:style style:name="T38" style:family="text">
      <style:text-properties fo:font-size="36pt" fo:font-weight="normal" style:font-size-asian="36pt" style:font-weight-asian="normal" style:font-size-complex="36pt" style:font-weight-complex="normal"/>
    </style:style>
    <style:style style:name="T39" style:family="text">
      <style:text-properties fo:font-family="Arial" style:font-style-name="Regular" style:font-family-generic="swiss" fo:font-size="36pt" style:font-family-asian="Arial" style:font-style-name-asian="Regular" style:font-family-generic-asian="swiss" style:font-size-asian="36pt" style:font-family-complex="Arial" style:font-style-name-complex="Regular" style:font-family-generic-complex="swiss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4.631cm" svg:height="3.81cm" svg:x="1.68cm" svg:y="8.928cm" presentation:class="subtitle" presentation:user-transformed="true">
          <draw:text-box>
            <text:p text:style-name="P1"><text:span text:style-name="T1">Leonardo Uieda</text:span></text:p>
            <text:p text:style-name="P1"><text:span text:style-name="T1">Valéria C. F. Barbosa</text:span></text:p>
          </draw:text-box>
        </draw:frame>
        <draw:frame presentation:style-name="pr2" draw:text-style-name="P3" draw:layer="layout" svg:width="15.539cm" svg:height="1.268cm" svg:x="6.559cm" svg:y="13.856cm">
          <draw:text-box>
            <text:p text:style-name="P1"><text:span text:style-name="T2">Observatório Nacional - Brazil</text:span></text:p>
          </draw:text-box>
        </draw:frame>
        <draw:frame presentation:style-name="pr3" draw:text-style-name="P5" draw:layer="layout" svg:width="27.991cm" svg:height="6.077cm" svg:x="0.001cm" svg:y="2.922cm" presentation:class="title" presentation:user-transformed="true">
          <draw:text-box>
            <text:p text:style-name="P4"><text:span text:style-name="T3">3D magnetic inversion by planting anomalous</text:span><text:span text:style-name="T4"> </text:span><text:span text:style-name="T5">densities</text:span><text:span text:style-name="T4"><text:line-break/></text:span><text:span text:style-name="T4"/></text:p>
          </draw:text-box>
        </draw:frame>
        <draw:frame presentation:style-name="pr2" draw:text-style-name="P6" draw:layer="layout" svg:width="15.539cm" svg:height="1.268cm" svg:x="6.56cm" svg:y="17.556cm">
          <draw:text-box>
            <text:p text:style-name="P1"><text:span text:style-name="T6">2013 AGU Meeting of the Americ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4.631cm" svg:height="3.81cm" svg:x="1.68cm" svg:y="8.928cm">
          <draw:text-box>
            <text:p text:style-name="P1"><text:span text:style-name="T1">Leonardo Uieda</text:span></text:p>
            <text:p text:style-name="P1"><text:span text:style-name="T1">Valéria C. F. Barbosa</text:span></text:p>
          </draw:text-box>
        </draw:frame>
        <draw:frame presentation:style-name="pr2" draw:text-style-name="P3" draw:layer="layout" svg:width="15.539cm" svg:height="1.268cm" svg:x="6.56cm" svg:y="13.856cm">
          <draw:text-box>
            <text:p text:style-name="P1"><text:span text:style-name="T2">Observatório Nacional - Brazil</text:span></text:p>
          </draw:text-box>
        </draw:frame>
        <draw:frame presentation:style-name="pr3" draw:text-style-name="P5" draw:layer="layout" svg:width="27.991cm" svg:height="6.077cm" svg:x="0.002cm" svg:y="2.922cm" presentation:class="title" presentation:user-transformed="true">
          <draw:text-box>
            <text:p text:style-name="P4"><text:span text:style-name="T3">3D magnetic inversion by planting anomalous</text:span><text:span text:style-name="T4"> </text:span><text:span text:style-name="T7">densities</text:span><text:span text:style-name="T4"><text:line-break/></text:span><text:span text:style-name="T4"/></text:p>
          </draw:text-box>
        </draw:frame>
        <draw:frame presentation:style-name="pr2" draw:text-style-name="P6" draw:layer="layout" svg:width="15.539cm" svg:height="1.268cm" svg:x="6.561cm" svg:y="17.556cm">
          <draw:text-box>
            <text:p text:style-name="P1"><text:span text:style-name="T6">2013 AGU Meeting of the Americ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4.631cm" svg:height="3.81cm" svg:x="1.68cm" svg:y="8.928cm">
          <draw:text-box>
            <text:p text:style-name="P1"><text:span text:style-name="T1">Leonardo Uieda</text:span></text:p>
            <text:p text:style-name="P1"><text:span text:style-name="T1">Valéria C. F. Barbosa</text:span></text:p>
          </draw:text-box>
        </draw:frame>
        <draw:frame presentation:style-name="pr2" draw:text-style-name="P3" draw:layer="layout" svg:width="15.539cm" svg:height="1.268cm" svg:x="6.56cm" svg:y="13.856cm">
          <draw:text-box>
            <text:p text:style-name="P1"><text:span text:style-name="T2">Observatório Nacional - Brazil</text:span></text:p>
          </draw:text-box>
        </draw:frame>
        <draw:frame presentation:style-name="pr3" draw:text-style-name="P5" draw:layer="layout" svg:width="27.991cm" svg:height="6.077cm" svg:x="0.002cm" svg:y="2.922cm" presentation:class="title" presentation:user-transformed="true">
          <draw:text-box>
            <text:p text:style-name="P4"><text:span text:style-name="T3">3D magnetic inversion by planting anomalous</text:span><text:span text:style-name="T4"> </text:span><text:span text:style-name="T8">magnetization</text:span><text:span text:style-name="T4"><text:line-break/></text:span><text:span text:style-name="T4"/></text:p>
          </draw:text-box>
        </draw:frame>
        <draw:frame presentation:style-name="pr2" draw:text-style-name="P6" draw:layer="layout" svg:width="15.539cm" svg:height="1.268cm" svg:x="6.561cm" svg:y="17.556cm">
          <draw:text-box>
            <text:p text:style-name="P1"><text:span text:style-name="T6">2013 AGU Meeting of the Americ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1cm" svg:height="3.507cm" svg:x="1.399cm" svg:y="0.837cm" presentation:class="title" presentation:user-transformed="true">
          <draw:text-box>
            <text:p><text:span text:style-name="T9">(Short) History of planting inversion</text:span></text:p>
          </draw:text-box>
        </draw:frame>
        <draw:frame presentation:style-name="pr6" draw:layer="layout" svg:width="24.631cm" svg:height="12.183cm" svg:x="2.399cm" svg:y="5.315cm" presentation:class="outline" presentation:user-transformed="true">
          <draw:text-box>
            <text:list text:style-name="L2">
              <text:list-item>
                <text:p>Uieda and Barbosa (early 2012) based on René (1986)</text:p>
              </text:list-item>
              <text:list-item>
                <text:p>For gravity and <text:span text:style-name="T4">gradients</text:span></text:p>
              </text:list-item>
              <text:list-item>
                <text:p>Deal with <text:span text:style-name="T4">computational</text:span> difficulties</text:p>
                <text:list>
                  <text:list-item>
                    <text:p>A lot of data</text:p>
                  </text:list-item>
                  <text:list-item>
                    <text:p>Large meshes</text:p>
                  </text:list-item>
                </text:list>
              </text:list-item>
              <text:list-item>
                <text:p>A way to <text:span text:style-name="T4">input</text:span> geologic/geophysical <text:span text:style-name="T4">information</text:span></text:p>
              </text:list-item>
              <text:list-item>
                <text:p><text:span text:style-name="T4">Improvements</text:span> at SEG 201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In a nutshell</text:p>
          </draw:text-box>
        </draw:frame>
        <draw:frame draw:style-name="gr2" draw:text-style-name="P8" draw:layer="layout" svg:width="12.699cm" svg:height="12.699cm" svg:x="0.762cm" svg:y="1.779cm">
          <draw:image xlink:href="../fig/equation-data.png" xlink:type="simple" xlink:show="embed" xlink:actuate="onLoad">
            <text:p/>
          </draw:image>
        </draw:frame>
        <draw:frame draw:style-name="gr3" draw:text-style-name="P9" draw:layer="layout" svg:width="2.894cm" svg:height="2.279cm" svg:x="16.002cm" svg:y="7.112cm">
          <draw:text-box>
            <text:p/>
          </draw:text-box>
        </draw:frame>
        <draw:frame draw:style-name="gr4" draw:text-style-name="P10" draw:layer="layout" svg:width="6.115cm" svg:height="1.987cm" svg:x="12.985cm" svg:y="6.642cm">
          <draw:text-box>
            <text:p><text:span text:style-name="T10">the 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In a nutshell</text:p>
          </draw:text-box>
        </draw:frame>
        <draw:frame draw:style-name="gr2" draw:text-style-name="P8" draw:layer="layout" svg:width="12.699cm" svg:height="12.699cm" svg:x="0.762cm" svg:y="1.779cm">
          <draw:image xlink:href="../fig/equation-data.png" xlink:type="simple" xlink:show="embed" xlink:actuate="onLoad">
            <text:p/>
          </draw:image>
        </draw:frame>
        <draw:frame draw:style-name="gr2" draw:text-style-name="P8" draw:layer="layout" svg:width="15.24cm" svg:height="9.042cm" svg:x="-0.254cm" svg:y="10.668cm">
          <draw:image xlink:href="../fig/equations-seeds.png" xlink:type="simple" xlink:show="embed" xlink:actuate="onLoad">
            <text:p/>
          </draw:image>
        </draw:frame>
        <draw:frame draw:style-name="gr3" draw:text-style-name="P9" draw:layer="layout" svg:width="2.894cm" svg:height="2.279cm" svg:x="16.002cm" svg:y="7.112cm">
          <draw:text-box>
            <text:p/>
          </draw:text-box>
        </draw:frame>
        <draw:frame draw:style-name="gr4" draw:text-style-name="P10" draw:layer="layout" svg:width="6.115cm" svg:height="1.987cm" svg:x="12.985cm" svg:y="6.642cm">
          <draw:text-box>
            <text:p><text:span text:style-name="T10">the 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In a nutshell</text:p>
          </draw:text-box>
        </draw:frame>
        <draw:frame draw:style-name="gr2" draw:text-style-name="P8" draw:layer="layout" svg:width="12.699cm" svg:height="12.699cm" svg:x="0.762cm" svg:y="1.779cm">
          <draw:image xlink:href="../fig/equation-data.png" xlink:type="simple" xlink:show="embed" xlink:actuate="onLoad">
            <text:p/>
          </draw:image>
        </draw:frame>
        <draw:frame draw:style-name="gr2" draw:text-style-name="P8" draw:layer="layout" svg:width="15.24cm" svg:height="9.042cm" svg:x="-0.254cm" svg:y="10.668cm">
          <draw:image xlink:href="../fig/equations-seeds.png" xlink:type="simple" xlink:show="embed" xlink:actuate="onLoad">
            <text:p/>
          </draw:image>
        </draw:frame>
        <draw:frame draw:style-name="gr3" draw:text-style-name="P9" draw:layer="layout" svg:width="2.894cm" svg:height="2.279cm" svg:x="16.002cm" svg:y="7.112cm">
          <draw:text-box>
            <text:p/>
          </draw:text-box>
        </draw:frame>
        <draw:frame draw:style-name="gr4" draw:text-style-name="P10" draw:layer="layout" svg:width="6.115cm" svg:height="1.987cm" svg:x="12.985cm" svg:y="6.642cm">
          <draw:text-box>
            <text:p><text:span text:style-name="T10">the data</text:span></text:p>
          </draw:text-box>
        </draw:frame>
        <draw:frame draw:style-name="gr5" draw:text-style-name="P11" draw:layer="layout" svg:width="13.38cm" svg:height="3.168cm" svg:x="13.632cm" svg:y="13.707cm">
          <draw:text-box>
            <text:p><text:span text:style-name="T11">the seeds</text:span></text:p>
            <text:p><text:span text:style-name="T12">(known physical properties)</text:span></text:p>
          </draw:text-box>
        </draw:frame>
        <draw:line draw:style-name="gr6" draw:text-style-name="P8" draw:layer="layout" svg:x1="13.632cm" svg:y1="14.732cm" svg:x2="9.652cm" svg:y2="13.462cm">
          <text:p/>
        </draw:line>
        <draw:line draw:style-name="gr6" draw:text-style-name="P8" draw:layer="layout" svg:x1="13.632cm" svg:y1="14.732cm" svg:x2="5.08cm" svg:y2="13.462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3" draw:layer="layout" svg:width="25.191cm" svg:height="3.507cm" svg:x="1.399cm" svg:y="0.838cm" presentation:class="title" presentation:user-transformed="true">
          <draw:text-box>
            <text:p>In a nutshell</text:p>
          </draw:text-box>
        </draw:frame>
        <draw:frame draw:style-name="gr2" draw:text-style-name="P8" draw:layer="layout" svg:width="12.699cm" svg:height="12.699cm" svg:x="0.762cm" svg:y="1.78cm">
          <draw:image xlink:href="../fig/equation-data.png" xlink:type="simple" xlink:show="embed" xlink:actuate="onLoad">
            <text:p/>
          </draw:image>
        </draw:frame>
        <draw:frame draw:style-name="gr2" draw:text-style-name="P8" draw:layer="layout" svg:width="15.24cm" svg:height="9.042cm" svg:x="-0.254cm" svg:y="10.669cm">
          <draw:image xlink:href="../fig/equations-seeds.png" xlink:type="simple" xlink:show="embed" xlink:actuate="onLoad">
            <text:p/>
          </draw:image>
        </draw:frame>
        <draw:frame draw:style-name="gr4" draw:text-style-name="P12" draw:layer="layout" svg:width="11.805cm" svg:height="3.405cm" svg:x="14.357cm" svg:y="8.728cm">
          <draw:text-box>
            <text:p><text:span text:style-name="T13">invers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In a nutshell</text:p>
          </draw:text-box>
        </draw:frame>
        <draw:frame draw:style-name="gr2" draw:text-style-name="P8" draw:layer="layout" svg:width="12.699cm" svg:height="12.699cm" svg:x="0.762cm" svg:y="1.779cm">
          <draw:image xlink:href="../fig/equation-data.png" xlink:type="simple" xlink:show="embed" xlink:actuate="onLoad">
            <text:p/>
          </draw:image>
        </draw:frame>
        <draw:frame draw:style-name="gr2" draw:text-style-name="P8" draw:layer="layout" svg:width="15.24cm" svg:height="9.042cm" svg:x="13.616cm" svg:y="10.922cm">
          <draw:image xlink:href="../fig/equations-result.png" xlink:type="simple" xlink:show="embed" xlink:actuate="onLoad">
            <text:p/>
          </draw:image>
        </draw:frame>
        <draw:frame draw:style-name="gr2" draw:text-style-name="P8" draw:layer="layout" svg:width="15.24cm" svg:height="9.042cm" svg:x="-0.254cm" svg:y="10.668cm">
          <draw:image xlink:href="../fig/equations-seeds.png" xlink:type="simple" xlink:show="embed" xlink:actuate="onLoad">
            <text:p/>
          </draw:image>
        </draw:frame>
        <draw:frame draw:style-name="gr7" draw:text-style-name="P13" draw:layer="layout" svg:width="15.494cm" svg:height="1.988cm" svg:x="7.976cm" svg:y="18.288cm">
          <draw:text-box>
            <text:p><text:span text:style-name="T11">Estimate geometry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In a nutshell</text:p>
          </draw:text-box>
        </draw:frame>
        <draw:frame draw:style-name="gr2" draw:text-style-name="P8" draw:layer="layout" svg:width="12.699cm" svg:height="12.699cm" svg:x="0.762cm" svg:y="1.779cm">
          <draw:image xlink:href="../fig/equation-data.png" xlink:type="simple" xlink:show="embed" xlink:actuate="onLoad">
            <text:p/>
          </draw:image>
        </draw:frame>
        <draw:frame draw:style-name="gr2" draw:text-style-name="P8" draw:layer="layout" svg:width="15.24cm" svg:height="9.042cm" svg:x="13.616cm" svg:y="10.922cm">
          <draw:image xlink:href="../fig/equations-result.png" xlink:type="simple" xlink:show="embed" xlink:actuate="onLoad">
            <text:p/>
          </draw:image>
        </draw:frame>
        <draw:frame draw:style-name="gr2" draw:text-style-name="P8" draw:layer="layout" svg:width="15.24cm" svg:height="9.042cm" svg:x="-0.254cm" svg:y="10.668cm">
          <draw:image xlink:href="../fig/equations-seeds.png" xlink:type="simple" xlink:show="embed" xlink:actuate="onLoad">
            <text:p/>
          </draw:image>
        </draw:frame>
        <draw:frame draw:style-name="gr8" draw:text-style-name="P14" draw:layer="layout" svg:width="6.096cm" svg:height="1.589cm" svg:x="21.895cm" svg:y="18.488cm">
          <draw:text-box>
            <text:p><text:span text:style-name="T14">(~ 1 min)</text:span></text:p>
          </draw:text-box>
        </draw:frame>
        <draw:frame draw:style-name="gr7" draw:text-style-name="P13" draw:layer="layout" svg:width="15.494cm" svg:height="1.988cm" svg:x="7.976cm" svg:y="18.288cm">
          <draw:text-box>
            <text:p><text:span text:style-name="T11">Estimate geometry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In a nutshell</text:p>
          </draw:text-box>
        </draw:frame>
        <draw:frame draw:style-name="gr2" draw:text-style-name="P8" draw:layer="layout" svg:width="12.699cm" svg:height="12.699cm" svg:x="0.762cm" svg:y="1.779cm">
          <draw:image xlink:href="../fig/equation-data.png" xlink:type="simple" xlink:show="embed" xlink:actuate="onLoad">
            <text:p/>
          </draw:image>
        </draw:frame>
        <draw:frame draw:style-name="gr2" draw:text-style-name="P8" draw:layer="layout" svg:width="15.24cm" svg:height="9.042cm" svg:x="13.616cm" svg:y="10.922cm">
          <draw:image xlink:href="../fig/equations-result.png" xlink:type="simple" xlink:show="embed" xlink:actuate="onLoad">
            <text:p/>
          </draw:image>
        </draw:frame>
        <draw:frame draw:style-name="gr2" draw:text-style-name="P8" draw:layer="layout" svg:width="15.24cm" svg:height="9.042cm" svg:x="-0.254cm" svg:y="10.668cm">
          <draw:image xlink:href="../fig/equations-seeds.png" xlink:type="simple" xlink:show="embed" xlink:actuate="onLoad">
            <text:p/>
          </draw:image>
        </draw:frame>
        <draw:frame draw:style-name="gr2" draw:text-style-name="P8" draw:layer="layout" svg:width="12.699cm" svg:height="12.699cm" svg:x="14.379cm" svg:y="1.724cm">
          <draw:image xlink:href="../fig/equation-fit.png" xlink:type="simple" xlink:show="embed" xlink:actuate="onLoad">
            <text:p/>
          </draw:image>
        </draw:frame>
        <draw:frame draw:style-name="gr4" draw:text-style-name="P10" draw:layer="layout" svg:width="2.923cm" svg:height="1.987cm" svg:x="19.742cm" svg:y="2.077cm">
          <draw:text-box>
            <text:p><text:span text:style-name="T10">fits!</text:span></text:p>
          </draw:text-box>
        </draw:frame>
        <draw:frame draw:style-name="gr8" draw:text-style-name="P14" draw:layer="layout" svg:width="6.096cm" svg:height="1.589cm" svg:x="21.895cm" svg:y="18.488cm">
          <draw:text-box>
            <text:p><text:span text:style-name="T14">(~ 1 min)</text:span></text:p>
          </draw:text-box>
        </draw:frame>
        <draw:frame draw:style-name="gr7" draw:text-style-name="P13" draw:layer="layout" svg:width="15.494cm" svg:height="1.988cm" svg:x="7.976cm" svg:y="18.288cm">
          <draw:text-box>
            <text:p><text:span text:style-name="T11">Estimate geometry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9" draw:text-style-name="P16" draw:layer="layout" svg:width="28.702cm" svg:height="5.849cm" svg:x="-0.356cm" svg:y="7.618cm">
          <draw:text-box>
            <text:p text:style-name="P15"><text:span text:style-name="T15">Behind the scenes</text:span></text:p>
            <text:p text:style-name="P15"><text:span text:style-name="T16">(aka, Methodology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model.png" xlink:type="simple" xlink:show="embed" xlink:actuate="onLoad">
            <text:p/>
          </draw:image>
        </draw:frame>
        <draw:line draw:style-name="gr10" draw:text-style-name="P8" draw:layer="layout" svg:x1="7.874cm" svg:y1="7.112cm" svg:x2="11.43cm" svg:y2="6.096cm">
          <text:p/>
        </draw:line>
        <draw:frame draw:style-name="gr4" draw:text-style-name="P10" draw:layer="layout" svg:width="6.115cm" svg:height="1.987cm" svg:x="1.759cm" svg:y="5.887cm">
          <draw:text-box>
            <text:p><text:span text:style-name="T10">the data</text:span></text:p>
          </draw:text-box>
        </draw:frame>
        <draw:line draw:style-name="gr10" draw:text-style-name="P8" draw:layer="layout" svg:x1="17.018cm" svg:y1="10.16cm" svg:x2="14.224cm" svg:y2="14.732cm">
          <text:p/>
        </draw:line>
        <draw:frame draw:style-name="gr4" draw:text-style-name="P17" draw:layer="layout" svg:width="7.233cm" svg:height="1.987cm" svg:x="14.224cm" svg:y="8.382cm">
          <draw:text-box>
            <text:p><text:span text:style-name="T17">the “truth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seed.png" xlink:type="simple" xlink:show="embed" xlink:actuate="onLoad">
            <text:p/>
          </draw:image>
        </draw:frame>
        <draw:line draw:style-name="gr10" draw:text-style-name="P8" draw:layer="layout" svg:x1="17.018cm" svg:y1="10.16cm" svg:x2="14.224cm" svg:y2="13.97cm">
          <text:p/>
        </draw:line>
        <draw:frame draw:style-name="gr4" draw:text-style-name="P11" draw:layer="layout" svg:width="6.463cm" svg:height="1.987cm" svg:x="14.224cm" svg:y="8.382cm">
          <draw:text-box>
            <text:p><text:span text:style-name="T11">the se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predicted.png" xlink:type="simple" xlink:show="embed" xlink:actuate="onLoad">
            <text:p/>
          </draw:image>
        </draw:frame>
        <draw:line draw:style-name="gr10" draw:text-style-name="P8" draw:layer="layout" svg:x1="20.32cm" svg:y1="9.353cm" svg:x2="19.304cm" svg:y2="10.668cm">
          <text:p/>
        </draw:line>
        <draw:frame draw:style-name="gr4" draw:text-style-name="P18" draw:layer="layout" svg:width="12.94cm" svg:height="1.987cm" svg:x="13.73cm" svg:y="7.366cm">
          <draw:text-box>
            <text:p><text:span text:style-name="T18">the predicted 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neighbors.png" xlink:type="simple" xlink:show="embed" xlink:actuate="onLoad">
            <text:p/>
          </draw:image>
        </draw:frame>
        <draw:line draw:style-name="gr10" draw:text-style-name="P8" draw:layer="layout" svg:x1="9.652cm" svg:y1="9.398cm" svg:x2="13.97cm" svg:y2="13.462cm">
          <text:p/>
        </draw:line>
        <draw:frame draw:style-name="gr4" draw:text-style-name="P18" draw:layer="layout" svg:width="9.917cm" svg:height="1.987cm" svg:x="4.256cm" svg:y="7.411cm">
          <draw:text-box>
            <text:p><text:span text:style-name="T18">the neighbors</text:span></text:p>
          </draw:text-box>
        </draw:frame>
        <draw:line draw:style-name="gr10" draw:text-style-name="P8" draw:layer="layout" svg:x1="9.652cm" svg:y1="9.398cm" svg:x2="13.462cm" svg:y2="13.97cm">
          <text:p/>
        </draw:lin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01.png" xlink:type="simple" xlink:show="embed" xlink:actuate="onLoad">
            <text:p/>
          </draw:image>
        </draw:frame>
        <draw:frame draw:style-name="gr4" draw:text-style-name="P11" draw:layer="layout" svg:width="9.054cm" svg:height="1.987cm" svg:x="15.018cm" svg:y="18.288cm">
          <draw:text-box>
            <text:p><text:span text:style-name="T19">add </text:span><text:span text:style-name="T11">the best</text:span></text:p>
          </draw:text-box>
        </draw:frame>
        <draw:line draw:style-name="gr10" draw:text-style-name="P8" draw:layer="layout" svg:x1="19.304cm" svg:y1="18.542cm" svg:x2="14.045cm" svg:y2="14.58cm">
          <text:p/>
        </draw:lin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01.png" xlink:type="simple" xlink:show="embed" xlink:actuate="onLoad">
            <text:p/>
          </draw:image>
        </draw:frame>
        <draw:line draw:style-name="gr10" draw:text-style-name="P8" draw:layer="layout" svg:x1="19.304cm" svg:y1="18.542cm" svg:x2="14.045cm" svg:y2="14.58cm">
          <text:p/>
        </draw:line>
        <draw:line draw:style-name="gr10" draw:text-style-name="P8" draw:layer="layout" svg:x1="20.32cm" svg:y1="9.353cm" svg:x2="19.304cm" svg:y2="10.668cm">
          <text:p/>
        </draw:line>
        <draw:frame draw:style-name="gr4" draw:text-style-name="P18" draw:layer="layout" svg:width="12.766cm" svg:height="1.987cm" svg:x="13.73cm" svg:y="7.366cm">
          <draw:text-box>
            <text:p><text:span text:style-name="T18">the new predicted</text:span></text:p>
          </draw:text-box>
        </draw:frame>
        <draw:frame draw:style-name="gr4" draw:text-style-name="P11" draw:layer="layout" svg:width="9.054cm" svg:height="1.987cm" svg:x="15.018cm" svg:y="18.289cm">
          <draw:text-box>
            <text:p><text:span text:style-name="T19">add </text:span><text:span text:style-name="T11">the be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01.png" xlink:type="simple" xlink:show="embed" xlink:actuate="onLoad">
            <text:p/>
          </draw:image>
        </draw:frame>
        <draw:line draw:style-name="gr10" draw:text-style-name="P8" draw:layer="layout" svg:x1="20.32cm" svg:y1="9.353cm" svg:x2="19.304cm" svg:y2="10.668cm">
          <text:p/>
        </draw:line>
        <draw:frame draw:style-name="gr4" draw:text-style-name="P18" draw:layer="layout" svg:width="12.766cm" svg:height="1.987cm" svg:x="13.73cm" svg:y="7.366cm">
          <draw:text-box>
            <text:p><text:span text:style-name="T18">the new predicted</text:span></text:p>
          </draw:text-box>
        </draw:frame>
        <draw:line draw:style-name="gr10" draw:text-style-name="P8" draw:layer="layout" svg:x1="11.176cm" svg:y1="17.78cm" svg:x2="14.045cm" svg:y2="15.24cm">
          <text:p/>
        </draw:line>
        <draw:frame draw:style-name="gr11" draw:text-style-name="P19" draw:layer="layout" svg:width="7.326cm" svg:height="5.035cm" svg:x="4.358cm" svg:y="16.002cm">
          <draw:text-box>
            <text:p text:style-name="P8"><text:span text:style-name="T18">the new </text:span></text:p>
            <text:p text:style-name="P8"><text:span text:style-name="T18">neighbors</text:span></text:p>
          </draw:text-box>
        </draw:frame>
        <draw:line draw:style-name="gr10" draw:text-style-name="P8" draw:layer="layout" svg:x1="11.176cm" svg:y1="17.78cm" svg:x2="13.651cm" svg:y2="14.636cm">
          <text:p/>
        </draw:line>
        <draw:frame draw:style-name="gr4" draw:text-style-name="P11" draw:layer="layout" svg:width="9.054cm" svg:height="1.987cm" svg:x="15.018cm" svg:y="18.289cm">
          <draw:text-box>
            <text:p><text:span text:style-name="T19">add </text:span><text:span text:style-name="T11">the be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0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0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0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0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0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1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1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1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2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2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3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32.png" xlink:type="simple" xlink:show="embed" xlink:actuate="onLoad">
            <text:p/>
          </draw:image>
        </draw:frame>
        <draw:line draw:style-name="gr10" draw:text-style-name="P8" draw:layer="layout" svg:x1="15.58cm" svg:y1="8.636cm" svg:x2="13.462cm" svg:y2="9.652cm">
          <text:p/>
        </draw:line>
        <draw:frame draw:style-name="gr4" draw:text-style-name="P18" draw:layer="layout" svg:width="11.559cm" svg:height="1.987cm" svg:x="15.501cm" svg:y="7.466cm">
          <draw:text-box>
            <text:p><text:span text:style-name="T18">the same shape</text:span></text:p>
          </draw:text-box>
        </draw:frame>
        <draw:line draw:style-name="gr10" draw:text-style-name="P8" draw:layer="layout" svg:x1="15.58cm" svg:y1="8.636cm" svg:x2="13.294cm" svg:y2="7.112cm">
          <text:p/>
        </draw:lin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50.png" xlink:type="simple" xlink:show="embed" xlink:actuate="onLoad">
            <text:p/>
          </draw:image>
        </draw:frame>
        <draw:line draw:style-name="gr10" draw:text-style-name="P8" draw:layer="layout" svg:x1="16.51cm" svg:y1="18.542cm" svg:x2="14.986cm" svg:y2="16.764cm">
          <text:p/>
        </draw:line>
        <draw:frame draw:style-name="gr4" draw:text-style-name="P18" draw:layer="layout" svg:width="9.485cm" svg:height="1.987cm" svg:x="14.391cm" svg:y="18.288cm">
          <draw:text-box>
            <text:p><text:span text:style-name="T18">the fattening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70.png" xlink:type="simple" xlink:show="embed" xlink:actuate="onLoad">
            <text:p/>
          </draw:image>
        </draw:frame>
        <draw:line draw:style-name="gr10" draw:text-style-name="P8" draw:layer="layout" svg:x1="16.511cm" svg:y1="18.543cm" svg:x2="14.987cm" svg:y2="16.765cm">
          <text:p/>
        </draw:line>
        <draw:frame draw:style-name="gr4" draw:text-style-name="P18" draw:layer="layout" svg:width="9.485cm" svg:height="1.987cm" svg:x="14.392cm" svg:y="18.289cm">
          <draw:text-box>
            <text:p><text:span text:style-name="T18">the fattening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100.png" xlink:type="simple" xlink:show="embed" xlink:actuate="onLoad">
            <text:p/>
          </draw:image>
        </draw:frame>
        <draw:line draw:style-name="gr10" draw:text-style-name="P8" draw:layer="layout" svg:x1="16.511cm" svg:y1="18.543cm" svg:x2="14.987cm" svg:y2="16.765cm">
          <text:p/>
        </draw:line>
        <draw:frame draw:style-name="gr4" draw:text-style-name="P18" draw:layer="layout" svg:width="9.485cm" svg:height="1.987cm" svg:x="14.392cm" svg:y="18.289cm">
          <draw:text-box>
            <text:p><text:span text:style-name="T18">the fattening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2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3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4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5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inal.png" xlink:type="simple" xlink:show="embed" xlink:actuate="onLoad">
            <text:p/>
          </draw:image>
        </draw:frame>
        <draw:line draw:style-name="gr10" draw:text-style-name="P8" draw:layer="layout" svg:x1="14.224cm" svg:y1="18.542cm" svg:x2="14.732cm" svg:y2="17.018cm">
          <text:p/>
        </draw:line>
        <draw:frame draw:style-name="gr4" draw:text-style-name="P11" draw:layer="layout" svg:width="12.169cm" svg:height="1.987cm" svg:x="8.382cm" svg:y="18.289cm">
          <draw:text-box>
            <text:p><text:span text:style-name="T11">the final solution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inal.png" xlink:type="simple" xlink:show="embed" xlink:actuate="onLoad">
            <text:p/>
          </draw:image>
        </draw:frame>
        <draw:line draw:style-name="gr10" draw:text-style-name="P8" draw:layer="layout" svg:x1="14.224cm" svg:y1="18.542cm" svg:x2="14.732cm" svg:y2="17.018cm">
          <text:p/>
        </draw:line>
        <draw:frame draw:style-name="gr4" draw:text-style-name="P11" draw:layer="layout" svg:width="12.169cm" svg:height="1.987cm" svg:x="8.382cm" svg:y="18.289cm">
          <draw:text-box>
            <text:p><text:span text:style-name="T11">the final solution </text:span></text:p>
          </draw:text-box>
        </draw:frame>
        <draw:line draw:style-name="gr10" draw:text-style-name="P8" draw:layer="layout" svg:x1="19.58cm" svg:y1="8.636cm" svg:x2="17.462cm" svg:y2="9.652cm">
          <text:p/>
        </draw:line>
        <draw:frame draw:style-name="gr4" draw:text-style-name="P10" draw:layer="layout" svg:width="2.923cm" svg:height="1.987cm" svg:x="19.601cm" svg:y="7.466cm">
          <draw:text-box>
            <text:p><text:span text:style-name="T10">fits!</text:span></text:p>
          </draw:text-box>
        </draw:frame>
        <draw:line draw:style-name="gr10" draw:text-style-name="P8" draw:layer="layout" svg:x1="19.58cm" svg:y1="8.636cm" svg:x2="17.294cm" svg:y2="7.112cm">
          <text:p/>
        </draw:lin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15.24cm" svg:height="13.462cm" svg:x="0.254cm" svg:y="6.604cm">
          <draw:image xlink:href="../growth-anim/frame00000001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Why it grows that way</text:p>
          </draw:text-box>
        </draw:frame>
        <draw:frame presentation:style-name="pr6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<text:span text:style-name="T20">Choice of </text:span><text:span text:style-name="T21">the best</text:span>:</text:p>
              </text:list-item>
            </text:list>
          </draw:text-box>
        </draw:frame>
        <draw:line draw:style-name="gr12" draw:text-style-name="P8" draw:layer="layout" svg:x1="8.636cm" svg:y1="6.096cm" svg:x2="7.966cm" svg:y2="15.875cm">
          <text:p/>
        </draw:line>
        <draw:frame presentation:style-name="pr8" draw:text-style-name="P20" draw:layer="layout" svg:width="11.222cm" svg:height="6.006cm" svg:x="15.81cm" svg:y="7.016cm" presentation:class="outline" presentation:user-transformed="true">
          <draw:text-box>
            <text:list text:style-name="L4">
              <text:list-item>
                <text:p text:style-name="P20"><text:s/>Not random</text:p>
              </text:list-item>
              <text:list-item>
                <text:p text:style-name="P20"/>
              </text:list-item>
              <text:list-item>
                <text:p text:style-name="P20"><text:s/>Smallest goal function</text:p>
              </text:list-item>
            </text:list>
          </draw:text-box>
        </draw:frame>
        <draw:frame draw:style-name="gr13" draw:layer="layout" svg:width="8.73cm" svg:height="2.574cm" svg:x="17.946cm" svg:y="8.48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4" draw:text-style-name="P8" draw:layer="layout" svg:width="0.762cm" svg:height="1.398cm" svg:x="17.126cm" svg:y="9.37cm">
          <text:p/>
          <draw:enhanced-geometry svg:viewBox="0 0 21600 21600" draw:text-areas="?f0 0 ?f2 ?f5" draw:type="down-arrow" draw:modifiers="14343.3881343817 6935.7798165137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layer="layout" svg:width="4.883cm" svg:height="1.095cm" svg:x="19.158cm" svg:y="13.737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draw:style-name="gr13" draw:layer="layout" svg:width="9.218cm" svg:height="2.105cm" svg:x="9.386cm" svg:y="1.70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3" draw:layer="layout" svg:width="5.741cm" svg:height="2.339cm" svg:x="3.521cm" svg:y="6.65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21" draw:layer="layout" svg:width="9.972cm" svg:height="1.432cm" svg:x="3.302cm" svg:y="4.799cm">
          <draw:text-box>
            <text:p><text:span text:style-name="T22">regularizing function</text:span></text:p>
          </draw:text-box>
        </draw:frame>
        <draw:frame draw:style-name="gr4" draw:text-style-name="P21" draw:layer="layout" svg:width="6.733cm" svg:height="1.432cm" svg:x="15.635cm" svg:y="4.799cm">
          <draw:text-box>
            <text:p><text:span text:style-name="T22">compactness</text:span></text:p>
          </draw:text-box>
        </draw:frame>
        <draw:custom-shape draw:style-name="gr14" draw:text-style-name="P8" draw:layer="layout" svg:width="1.614cm" svg:height="0.762cm" svg:x="13.889cm" svg:y="5.1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0" draw:text-style-name="P8" draw:layer="layout" svg:x1="9.652cm" svg:y1="7.827cm" svg:x2="11.43cm" svg:y2="7.827cm">
          <text:p/>
        </draw:line>
        <draw:frame draw:style-name="gr4" draw:text-style-name="P22" draw:layer="layout" svg:width="13.489cm" svg:height="1.276cm" svg:x="11.684cm" svg:y="7.189cm">
          <draw:text-box>
            <text:p><text:span text:style-name="T23">distance of </text:span><text:span text:style-name="T24">added cells</text:span><text:span text:style-name="T23"> to seed</text:span></text:p>
          </draw:text-box>
        </draw:frame>
        <draw:frame draw:style-name="gr15" draw:text-style-name="P22" draw:layer="layout" svg:width="4.003cm" svg:height="1.276cm" svg:x="4.272cm" svg:y="9.292cm">
          <draw:text-box>
            <text:p><text:span text:style-name="T23"><text:s/></text:span><text:span text:style-name="T23">= scalar</text:span></text:p>
          </draw:text-box>
        </draw:frame>
        <draw:frame draw:style-name="gr13" draw:layer="layout" svg:width="1.1cm" svg:height="1.106cm" svg:x="3.51cm" svg:y="9.66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16" draw:text-style-name="P8" draw:layer="layout" svg:x1="2.057cm" svg:y1="11.33cm" svg:x2="25.933cm" svg:y2="11.33cm">
          <text:p/>
        </draw:lin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draw:style-name="gr13" draw:layer="layout" svg:width="9.218cm" svg:height="2.105cm" svg:x="9.386cm" svg:y="1.70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3" draw:layer="layout" svg:width="5.741cm" svg:height="2.339cm" svg:x="3.521cm" svg:y="6.65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21" draw:layer="layout" svg:width="9.972cm" svg:height="1.432cm" svg:x="3.302cm" svg:y="4.799cm">
          <draw:text-box>
            <text:p><text:span text:style-name="T22">regularizing function</text:span></text:p>
          </draw:text-box>
        </draw:frame>
        <draw:frame draw:style-name="gr4" draw:text-style-name="P21" draw:layer="layout" svg:width="6.733cm" svg:height="1.432cm" svg:x="15.635cm" svg:y="4.799cm">
          <draw:text-box>
            <text:p><text:span text:style-name="T22">compactness</text:span></text:p>
          </draw:text-box>
        </draw:frame>
        <draw:custom-shape draw:style-name="gr14" draw:text-style-name="P8" draw:layer="layout" svg:width="1.614cm" svg:height="0.762cm" svg:x="13.889cm" svg:y="5.1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0" draw:text-style-name="P8" draw:layer="layout" svg:x1="9.652cm" svg:y1="7.827cm" svg:x2="11.43cm" svg:y2="7.827cm">
          <text:p/>
        </draw:line>
        <draw:frame draw:style-name="gr4" draw:text-style-name="P22" draw:layer="layout" svg:width="13.489cm" svg:height="1.276cm" svg:x="11.684cm" svg:y="7.189cm">
          <draw:text-box>
            <text:p><text:span text:style-name="T23">distance of </text:span><text:span text:style-name="T24">added cells</text:span><text:span text:style-name="T23"> to seed</text:span></text:p>
          </draw:text-box>
        </draw:frame>
        <draw:frame draw:style-name="gr13" draw:layer="layout" svg:width="12.818cm" svg:height="3.387cm" svg:x="3.449cm" svg:y="13.231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21" draw:layer="layout" svg:width="12.965cm" svg:height="1.432cm" svg:x="3.302cm" svg:y="11.799cm">
          <draw:text-box>
            <text:p><text:span text:style-name="T22">shape-of-anomaly function</text:span></text:p>
          </draw:text-box>
        </draw:frame>
        <draw:line draw:style-name="gr10" draw:text-style-name="P8" draw:layer="layout" svg:x1="9.906cm" svg:y1="16.056cm" svg:x2="11.43cm" svg:y2="17.58cm">
          <text:p/>
        </draw:line>
        <draw:frame draw:style-name="gr4" draw:text-style-name="P22" draw:layer="layout" svg:width="19.472cm" svg:height="1.276cm" svg:x="2.779cm" svg:y="17.58cm">
          <draw:text-box>
            <text:p><text:span text:style-name="T23">scale factor between </text:span><text:span text:style-name="T25">observed</text:span><text:span text:style-name="T23"> and </text:span><text:span text:style-name="T26">predicted</text:span></text:p>
          </draw:text-box>
        </draw:frame>
        <draw:frame draw:style-name="gr15" draw:text-style-name="P22" draw:layer="layout" svg:width="4.003cm" svg:height="1.276cm" svg:x="4.272cm" svg:y="9.292cm">
          <draw:text-box>
            <text:p><text:span text:style-name="T23"><text:s/></text:span><text:span text:style-name="T23">= scalar</text:span></text:p>
          </draw:text-box>
        </draw:frame>
        <draw:frame draw:style-name="gr13" draw:layer="layout" svg:width="1.1cm" svg:height="1.106cm" svg:x="3.51cm" svg:y="9.662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16" draw:text-style-name="P8" draw:layer="layout" svg:x1="2.057cm" svg:y1="11.33cm" svg:x2="25.933cm" svg:y2="11.33cm">
          <text:p/>
        </draw:lin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9" draw:text-style-name="P16" draw:layer="layout" svg:width="28.702cm" svg:height="5.849cm" svg:x="-0.356cm" svg:y="8.998cm">
          <draw:text-box>
            <text:p text:style-name="P15"><text:span text:style-name="T15">Real data</text:span></text:p>
            <text:p text:style-name="P15"><text:span text:style-name="T16">(Morro do Engenho, Brazil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7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9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Previous interpretation</text:p>
          </draw:text-box>
        </draw:frame>
        <draw:frame draw:style-name="gr2" draw:text-style-name="P8" draw:layer="layout" svg:width="27.99cm" svg:height="9.978cm" svg:x="0.024cm" svg:y="5.514cm">
          <draw:image xlink:href="../fig/me-dutra-marangoni.png" xlink:type="simple" xlink:show="embed" xlink:actuate="onLoad">
            <text:p/>
          </draw:image>
        </draw:frame>
        <draw:line draw:style-name="gr17" draw:text-style-name="P8" draw:layer="layout" svg:x1="3.786cm" svg:y1="14.224cm" svg:x2="5.234cm" svg:y2="14.224cm">
          <text:p/>
        </draw:line>
        <draw:line draw:style-name="gr17" draw:text-style-name="P8" draw:layer="layout" svg:x1="7.31cm" svg:y1="14.194cm" svg:x2="9.96cm" svg:y2="14.224cm">
          <text:p/>
        </draw:line>
        <draw:line draw:style-name="gr17" draw:text-style-name="P8" draw:layer="layout" svg:x1="13.208cm" svg:y1="13.178cm" svg:x2="19.05cm" svg:y2="13.208cm">
          <text:p/>
        </draw:line>
        <draw:frame draw:style-name="gr4" draw:text-style-name="P21" draw:layer="layout" svg:width="6.256cm" svg:height="1.432cm" svg:x="12.954cm" svg:y="16.764cm">
          <draw:text-box>
            <text:p><text:span text:style-name="T27">ME</text:span><text:span text:style-name="T22"> for short</text:span></text:p>
          </draw:text-box>
        </draw:frame>
        <draw:line draw:style-name="gr10" draw:text-style-name="P8" draw:layer="layout" svg:x1="16.008cm" svg:y1="13.361cm" svg:x2="16.002cm" svg:y2="16.51cm">
          <text:p/>
        </draw:lin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2" draw:text-style-name="P8" draw:layer="layout" svg:width="17.78cm" svg:height="18.898cm" svg:x="10.24cm" svg:y="1.2cm">
          <draw:image xlink:href="../fig/me-dutra-marangoni-fwd-model.png" xlink:type="simple" xlink:show="embed" xlink:actuate="onLoad">
            <text:p/>
          </draw:image>
        </draw:frame>
        <draw:frame draw:style-name="gr4" draw:text-style-name="P24" draw:layer="layout" svg:width="6.89cm" svg:height="1.276cm" svg:x="15.305cm" svg:y="1.524cm">
          <draw:text-box>
            <text:p><text:span text:style-name="T23">Geologic profile</text:span></text:p>
          </draw:text-box>
        </draw:frame>
        <draw:frame draw:style-name="gr18" draw:text-style-name="P25" draw:layer="layout" svg:width="10.343cm" svg:height="1.276cm" svg:x="14.441cm" svg:y="8.22cm">
          <draw:text-box>
            <text:p text:style-name="P8"><text:span text:style-name="T23">Forward modeling</text:span></text:p>
          </draw:text-box>
        </draw:frame>
        <draw:frame draw:style-name="gr4" draw:layer="layout" svg:width="9.976cm" svg:height="0.962cm" svg:x="16.186cm" svg:y="19.812cm">
          <draw:text-box>
            <text:p>After Dutra and Marangoni (2009)</text:p>
          </draw:text-box>
        </draw:frame>
        <draw:frame draw:style-name="gr4" draw:text-style-name="P26" draw:layer="layout" svg:width="8.85cm" svg:height="13.242cm" svg:x="1.148cm" svg:y="5.02cm">
          <draw:text-box>
            <text:p text:style-name="P8"><text:span text:style-name="T27">Layered</text:span><text:span text:style-name="T22"> complex</text:span></text:p>
            <text:p text:style-name="P8"><text:span text:style-name="T22"/></text:p>
            <text:p text:style-name="P8"><text:span text:style-name="T22"/></text:p>
            <text:p text:style-name="P8"><text:span text:style-name="T22">Magnetization</text:span></text:p>
            <text:p text:style-name="P8"><text:span text:style-name="T22"/></text:p>
            <text:p text:style-name="P8"><text:span text:style-name="T27">Dunite</text:span><text:span text:style-name="T22"> center</text:span></text:p>
            <text:p text:style-name="P8"><text:span text:style-name="T22"/></text:p>
            <text:p text:style-name="P8"><text:span text:style-name="T22"/></text:p>
            <text:p text:style-name="P8"><text:span text:style-name="T27">Know</text:span><text:span text:style-name="T22"> </text:span></text:p>
            <text:p text:style-name="P8"><text:span text:style-name="T22">the magnetization</text:span></text:p>
            <text:p text:style-name="P8"><text:span text:style-name="T22"/></text:p>
          </draw:text-box>
        </draw:frame>
        <draw:custom-shape draw:style-name="gr19" draw:text-style-name="P8" draw:layer="layout" svg:width="1.016cm" svg:height="1.27cm" svg:x="5.08cm" svg:y="9.906cm">
          <text:p/>
          <draw:enhanced-geometry svg:viewBox="0 0 21600 21600" draw:text-areas="?f0 0 ?f2 ?f5" draw:type="down-arrow" draw:modifiers="9345.13274336283 5607.079646017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20.32cm" svg:height="20.32cm" svg:x="3.835cm" svg:y="2.54cm">
          <draw:image xlink:href="../fig/me-data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The data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20.32cm" svg:height="20.32cm" svg:x="3.835cm" svg:y="2.54cm">
          <draw:image xlink:href="../fig/me-data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The data</text:p>
          </draw:text-box>
        </draw:frame>
        <draw:frame draw:style-name="gr4" draw:text-style-name="P27" draw:layer="layout" svg:width="2.614cm" svg:height="1.826cm" svg:x="6.784cm" svg:y="9.858cm">
          <draw:text-box>
            <text:p><text:span text:style-name="T28">ME</text:span></text:p>
          </draw:text-box>
        </draw:frame>
        <draw:line draw:style-name="gr10" draw:text-style-name="P8" draw:layer="layout" svg:x1="8.636cm" svg:y1="11.478cm" svg:x2="10.16cm" svg:y2="12.7cm">
          <text:p/>
        </draw:lin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20.32cm" svg:height="20.32cm" svg:x="3.835cm" svg:y="2.54cm">
          <draw:image xlink:href="../fig/me-data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The data</text:p>
          </draw:text-box>
        </draw:frame>
        <draw:frame draw:style-name="gr4" draw:text-style-name="P27" draw:layer="layout" svg:width="2.614cm" svg:height="1.826cm" svg:x="6.784cm" svg:y="9.858cm">
          <draw:text-box>
            <text:p><text:span text:style-name="T28">ME</text:span></text:p>
          </draw:text-box>
        </draw:frame>
        <draw:line draw:style-name="gr10" draw:text-style-name="P8" draw:layer="layout" svg:x1="8.636cm" svg:y1="11.478cm" svg:x2="10.16cm" svg:y2="12.7cm">
          <text:p/>
        </draw:line>
        <draw:frame draw:style-name="gr4" draw:text-style-name="P27" draw:layer="layout" svg:width="2.225cm" svg:height="1.826cm" svg:x="13.388cm" svg:y="6.048cm">
          <draw:text-box>
            <text:p><text:span text:style-name="T28">A2</text:span></text:p>
          </draw:text-box>
        </draw:frame>
        <draw:line draw:style-name="gr10" draw:text-style-name="P8" draw:layer="layout" svg:x1="15.24cm" svg:y1="7.668cm" svg:x2="16.764cm" svg:y2="8.89cm">
          <text:p/>
        </draw:lin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20.32cm" svg:height="20.32cm" svg:x="3.835cm" svg:y="2.54cm">
          <draw:image xlink:href="../fig/me-data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The data</text:p>
          </draw:text-box>
        </draw:frame>
        <draw:frame draw:style-name="gr4" draw:text-style-name="P27" draw:layer="layout" svg:width="2.614cm" svg:height="1.826cm" svg:x="6.784cm" svg:y="9.858cm">
          <draw:text-box>
            <text:p><text:span text:style-name="T28">ME</text:span></text:p>
          </draw:text-box>
        </draw:frame>
        <draw:line draw:style-name="gr10" draw:text-style-name="P8" draw:layer="layout" svg:x1="8.636cm" svg:y1="11.478cm" svg:x2="10.16cm" svg:y2="12.7cm">
          <text:p/>
        </draw:line>
        <draw:frame draw:style-name="gr4" draw:text-style-name="P27" draw:layer="layout" svg:width="2.225cm" svg:height="1.826cm" svg:x="13.388cm" svg:y="6.048cm">
          <draw:text-box>
            <text:p><text:span text:style-name="T28">A2</text:span></text:p>
          </draw:text-box>
        </draw:frame>
        <draw:line draw:style-name="gr10" draw:text-style-name="P8" draw:layer="layout" svg:x1="15.24cm" svg:y1="7.668cm" svg:x2="16.764cm" svg:y2="8.89cm">
          <text:p/>
        </draw:line>
        <draw:frame draw:style-name="gr4" draw:text-style-name="P28" draw:layer="layout" svg:width="2.225cm" svg:height="3.405cm" svg:x="18.896cm" svg:y="7.312cm">
          <draw:text-box>
            <text:p><text:span text:style-name="T29">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20.32cm" svg:height="20.32cm" svg:x="3.835cm" svg:y="2.54cm">
          <draw:image xlink:href="../fig/me-data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The data</text:p>
          </draw:text-box>
        </draw:frame>
        <draw:frame draw:style-name="gr4" draw:text-style-name="P27" draw:layer="layout" svg:width="2.614cm" svg:height="1.826cm" svg:x="6.784cm" svg:y="9.858cm">
          <draw:text-box>
            <text:p><text:span text:style-name="T28">ME</text:span></text:p>
          </draw:text-box>
        </draw:frame>
        <draw:line draw:style-name="gr10" draw:text-style-name="P8" draw:layer="layout" svg:x1="8.636cm" svg:y1="11.478cm" svg:x2="10.16cm" svg:y2="12.7cm">
          <text:p/>
        </draw:line>
        <draw:frame draw:style-name="gr4" draw:text-style-name="P27" draw:layer="layout" svg:width="2.225cm" svg:height="1.826cm" svg:x="13.388cm" svg:y="6.048cm">
          <draw:text-box>
            <text:p><text:span text:style-name="T28">A2</text:span></text:p>
          </draw:text-box>
        </draw:frame>
        <draw:line draw:style-name="gr10" draw:text-style-name="P8" draw:layer="layout" svg:x1="15.24cm" svg:y1="7.668cm" svg:x2="16.764cm" svg:y2="8.89cm">
          <text:p/>
        </draw:line>
        <draw:frame draw:style-name="gr4" draw:text-style-name="P28" draw:layer="layout" svg:width="2.225cm" svg:height="3.405cm" svg:x="18.896cm" svg:y="7.312cm">
          <draw:text-box>
            <text:p><text:span text:style-name="T29">?</text:span></text:p>
          </draw:text-box>
        </draw:frame>
        <draw:frame draw:style-name="gr4" draw:text-style-name="P29" draw:layer="layout" svg:width="6.966cm" svg:height="1.432cm" svg:x="14.624cm" svg:y="10.414cm">
          <draw:text-box>
            <text:p><text:span text:style-name="T30">same as M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507cm" svg:x="1.399cm" svg:y="8.75cm" presentation:class="title" presentation:user-transformed="true">
          <draw:text-box>
            <text:p>Test this hypothesi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20.32cm" svg:height="20.32cm" svg:x="3.835cm" svg:y="2.54cm">
          <draw:image xlink:href="../fig/me-seed-map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The <text:span text:style-name="T31">see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frame draw:style-name="gr2" draw:text-style-name="P8" draw:layer="layout" svg:width="27.99cm" svg:height="16.578cm" svg:x="0.001cm" svg:y="2.032cm">
          <draw:image xlink:href="../fig/me-result1.png" xlink:type="simple" xlink:show="embed" xlink:actuate="onLoad">
            <text:p/>
          </draw:image>
        </draw:frame>
        <draw:line draw:style-name="gr20" draw:text-style-name="P8" draw:layer="layout" svg:x1="22.606cm" svg:y1="16.002cm" svg:x2="22.606cm" svg:y2="13.462cm">
          <text:p/>
        </draw:line>
        <draw:frame draw:style-name="gr4" draw:text-style-name="P30" draw:layer="layout" svg:width="1.518cm" svg:height="1.826cm" svg:x="22.866cm" svg:y="14.224cm">
          <draw:text-box>
            <text:p><text:span text:style-name="T32">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>
        <office:forms form:automatic-focus="false" form:apply-design-mode="false"/>
        <draw:frame draw:style-name="gr2" draw:text-style-name="P8" draw:layer="layout" svg:width="27.99cm" svg:height="16.578cm" svg:x="0cm" svg:y="2.214cm">
          <draw:image xlink:href="../fig/me-result2.png" xlink:type="simple" xlink:show="embed" xlink:actuate="onLoad">
            <text:p/>
          </draw:image>
        </draw:frame>
        <draw:line draw:style-name="gr20" draw:text-style-name="P8" draw:layer="layout" svg:x1="17.272cm" svg:y1="15.542cm" svg:x2="14.732cm" svg:y2="15.24cm">
          <text:p/>
        </draw:line>
        <draw:frame draw:style-name="gr4" draw:text-style-name="P30" draw:layer="layout" svg:width="1.518cm" svg:height="1.826cm" svg:x="15.754cm" svg:y="13.716cm">
          <draw:text-box>
            <text:p><text:span text:style-name="T32">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draw:frame draw:style-name="gr2" draw:text-style-name="P8" draw:layer="layout" svg:width="27.99cm" svg:height="16.578cm" svg:x="0cm" svg:y="2.214cm">
          <draw:image xlink:href="../fig/me-result2.png" xlink:type="simple" xlink:show="embed" xlink:actuate="onLoad">
            <text:p/>
          </draw:image>
        </draw:frame>
        <draw:line draw:style-name="gr20" draw:text-style-name="P8" draw:layer="layout" svg:x1="17.272cm" svg:y1="15.542cm" svg:x2="14.732cm" svg:y2="15.24cm">
          <text:p/>
        </draw:line>
        <draw:frame draw:style-name="gr4" draw:text-style-name="P30" draw:layer="layout" svg:width="1.518cm" svg:height="1.826cm" svg:x="15.754cm" svg:y="13.716cm">
          <draw:text-box>
            <text:p><text:span text:style-name="T32">N</text:span></text:p>
          </draw:text-box>
        </draw:frame>
        <draw:frame draw:style-name="gr4" draw:text-style-name="P31" draw:layer="layout" svg:width="8.114cm" svg:height="1.673cm" svg:x="12.968cm" svg:y="1.778cm">
          <draw:text-box>
            <text:p><text:span text:style-name="T33">Outcropping</text:span></text:p>
          </draw:text-box>
        </draw:frame>
        <draw:line draw:style-name="gr10" draw:text-style-name="P8" draw:layer="layout" svg:x1="15.748cm" svg:y1="3.302cm" svg:x2="15.748cm" svg:y2="4.318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frame draw:style-name="gr2" draw:text-style-name="P8" draw:layer="layout" svg:width="22.86cm" svg:height="22.86cm" svg:x="2.565cm" svg:y="-0.03cm">
          <draw:image xlink:href="../fig/me-fit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>
        <office:forms form:automatic-focus="false" form:apply-design-mode="false"/>
        <draw:frame draw:style-name="gr2" draw:text-style-name="P8" draw:layer="layout" svg:width="22.86cm" svg:height="22.86cm" svg:x="2.565cm" svg:y="-0.03cm">
          <draw:image xlink:href="../fig/me-fit.png" xlink:type="simple" xlink:show="embed" xlink:actuate="onLoad">
            <text:p/>
          </draw:image>
        </draw:frame>
        <draw:frame draw:style-name="gr21" draw:text-style-name="P8" draw:layer="layout" svg:width="12.699cm" svg:height="12.699cm" svg:x="14.732cm" svg:y="0.508cm">
          <draw:image xlink:href="../fig/me-fit-zoom-m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>
        <office:forms form:automatic-focus="false" form:apply-design-mode="false"/>
        <draw:frame draw:style-name="gr2" draw:text-style-name="P8" draw:layer="layout" svg:width="22.86cm" svg:height="22.86cm" svg:x="2.565cm" svg:y="-0.03cm">
          <draw:image xlink:href="../fig/me-fit.png" xlink:type="simple" xlink:show="embed" xlink:actuate="onLoad">
            <text:p/>
          </draw:image>
        </draw:frame>
        <draw:frame draw:style-name="gr21" draw:text-style-name="P8" draw:layer="layout" svg:width="12.699cm" svg:height="12.699cm" svg:x="1.017cm" svg:y="7.366cm">
          <draw:image xlink:href="../fig/me-fit-zoom-a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>
        <office:forms form:automatic-focus="false" form:apply-design-mode="false"/>
        <draw:frame draw:style-name="gr2" draw:text-style-name="P8" draw:layer="layout" svg:width="22.86cm" svg:height="22.86cm" svg:x="2.565cm" svg:y="-0.03cm">
          <draw:image xlink:href="../fig/me-fit.png" xlink:type="simple" xlink:show="embed" xlink:actuate="onLoad">
            <text:p/>
          </draw:image>
        </draw:frame>
        <draw:frame draw:style-name="gr21" draw:text-style-name="P8" draw:layer="layout" svg:width="12.699cm" svg:height="12.699cm" svg:x="1.017cm" svg:y="7.366cm">
          <draw:image xlink:href="../fig/me-fit-zoom-a2.png" xlink:type="simple" xlink:show="embed" xlink:actuate="onLoad">
            <text:p/>
          </draw:image>
        </draw:frame>
        <draw:frame draw:style-name="gr4" draw:text-style-name="P32" draw:layer="layout" svg:width="5.908cm" svg:height="1.826cm" svg:x="4.572cm" svg:y="7.328cm">
          <draw:text-box>
            <text:p><text:span text:style-name="T34">Poor fi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27.99cm" svg:height="16.578cm" svg:x="0cm" svg:y="4.064cm">
          <draw:image xlink:href="../fig/me-result1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Get rid of “tentacles”</text:p>
          </draw:text-box>
        </draw:frame>
        <draw:custom-shape draw:style-name="gr22" draw:text-style-name="P8" draw:layer="layout" svg:width="3.302cm" svg:height="3.048cm" svg:x="20.828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3.302cm" svg:height="3.048cm" svg:x="5.588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7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12.699cm" svg:height="12.699cm" svg:x="14.117cm" svg:y="2.767cm">
          <draw:image xlink:href="../fig/me-data.png" xlink:type="simple" xlink:show="embed" xlink:actuate="onLoad">
            <text:p/>
          </draw:image>
        </draw:frame>
        <draw:frame draw:style-name="gr2" draw:text-style-name="P8" draw:layer="layout" svg:width="12.699cm" svg:height="12.699cm" svg:x="0.654cm" svg:y="2.767cm">
          <draw:image xlink:href="../fig/me-weights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Use data weights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12.699cm" svg:height="12.699cm" svg:x="14.117cm" svg:y="2.767cm">
          <draw:image xlink:href="../fig/me-data.png" xlink:type="simple" xlink:show="embed" xlink:actuate="onLoad">
            <text:p/>
          </draw:image>
        </draw:frame>
        <draw:frame draw:style-name="gr2" draw:text-style-name="P8" draw:layer="layout" svg:width="12.699cm" svg:height="12.699cm" svg:x="0.654cm" svg:y="2.767cm">
          <draw:image xlink:href="../fig/me-weights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Use data weights</text:p>
          </draw:text-box>
        </draw:frame>
        <draw:frame draw:style-name="gr13" draw:layer="layout" svg:width="9.903cm" svg:height="2.574cm" svg:x="0.765cm" svg:y="13.428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10" draw:text-style-name="P8" draw:layer="layout" svg:x1="7.112cm" svg:y1="10.742cm" svg:x2="5.08cm" svg:y2="14.732cm">
          <text:p/>
        </draw:lin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12.699cm" svg:height="12.699cm" svg:x="14.117cm" svg:y="2.767cm">
          <draw:image xlink:href="../fig/me-data.png" xlink:type="simple" xlink:show="embed" xlink:actuate="onLoad">
            <text:p/>
          </draw:image>
        </draw:frame>
        <draw:frame draw:style-name="gr2" draw:text-style-name="P8" draw:layer="layout" svg:width="12.699cm" svg:height="12.699cm" svg:x="0.654cm" svg:y="2.767cm">
          <draw:image xlink:href="../fig/me-weights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Use data weights</text:p>
          </draw:text-box>
        </draw:frame>
        <draw:frame draw:style-name="gr13" draw:layer="layout" svg:width="9.903cm" svg:height="2.574cm" svg:x="0.765cm" svg:y="13.428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line draw:style-name="gr10" draw:text-style-name="P8" draw:layer="layout" svg:x1="7.112cm" svg:y1="10.742cm" svg:x2="5.08cm" svg:y2="14.732cm">
          <text:p/>
        </draw:line>
        <draw:frame draw:style-name="gr13" draw:layer="layout" svg:width="15.764cm" svg:height="3.265cm" svg:x="9.382cm" svg:y="15.148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7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12.699cm" svg:height="12.699cm" svg:x="14.117cm" svg:y="2.767cm">
          <draw:image xlink:href="../fig/me-data.png" xlink:type="simple" xlink:show="embed" xlink:actuate="onLoad">
            <text:p/>
          </draw:image>
        </draw:frame>
        <draw:frame draw:style-name="gr2" draw:text-style-name="P8" draw:layer="layout" svg:width="12.699cm" svg:height="12.699cm" svg:x="0.654cm" svg:y="2.767cm">
          <draw:image xlink:href="../fig/me-weights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Use data weights</text:p>
          </draw:text-box>
        </draw:frame>
        <draw:frame draw:style-name="gr13" draw:layer="layout" svg:width="9.903cm" svg:height="2.574cm" svg:x="0.765cm" svg:y="13.428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10" draw:text-style-name="P8" draw:layer="layout" svg:x1="7.112cm" svg:y1="10.742cm" svg:x2="5.08cm" svg:y2="14.732cm">
          <text:p/>
        </draw:line>
        <draw:frame draw:style-name="gr13" draw:layer="layout" svg:width="15.764cm" svg:height="3.265cm" svg:x="9.382cm" svg:y="15.148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text-style-name="P21" draw:layer="layout" svg:width="8.114cm" svg:height="1.432cm" svg:x="14.238cm" svg:y="18.588cm">
          <draw:text-box>
            <text:p><text:span text:style-name="T22">s = closest se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7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12.699cm" svg:height="12.699cm" svg:x="14.117cm" svg:y="2.767cm">
          <draw:image xlink:href="../fig/me-data.png" xlink:type="simple" xlink:show="embed" xlink:actuate="onLoad">
            <text:p/>
          </draw:image>
        </draw:frame>
        <draw:frame draw:style-name="gr2" draw:text-style-name="P8" draw:layer="layout" svg:width="12.699cm" svg:height="12.699cm" svg:x="0.654cm" svg:y="2.767cm">
          <draw:image xlink:href="../fig/me-weights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Use data weights</text:p>
          </draw:text-box>
        </draw:frame>
        <draw:frame draw:style-name="gr13" draw:layer="layout" svg:width="9.903cm" svg:height="2.574cm" svg:x="0.765cm" svg:y="13.42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10" draw:text-style-name="P8" draw:layer="layout" svg:x1="7.112cm" svg:y1="10.742cm" svg:x2="5.08cm" svg:y2="14.732cm">
          <text:p/>
        </draw:line>
        <draw:frame draw:style-name="gr13" draw:layer="layout" svg:width="15.764cm" svg:height="3.265cm" svg:x="9.382cm" svg:y="15.148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21" draw:layer="layout" svg:width="8.114cm" svg:height="1.432cm" svg:x="14.238cm" svg:y="18.588cm">
          <draw:text-box>
            <text:p><text:span text:style-name="T22">s = closest seed</text:span></text:p>
          </draw:text-box>
        </draw:frame>
        <draw:line draw:style-name="gr23" draw:text-style-name="P8" draw:layer="layout" svg:x1="4.572cm" svg:y1="9.906cm" svg:x2="6.604cm" svg:y2="8.382cm">
          <text:p/>
        </draw:line>
        <draw:line draw:style-name="gr10" draw:text-style-name="P8" draw:layer="layout" svg:x1="18.288cm" svg:y1="17.78cm" svg:x2="6.096cm" svg:y2="9.144cm">
          <text:p/>
        </draw:lin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with weights</text:p>
          </draw:text-box>
        </draw:frame>
        <draw:frame draw:style-name="gr2" draw:text-style-name="P8" draw:layer="layout" svg:width="27.99cm" svg:height="16.578cm" svg:x="0cm" svg:y="4.114cm">
          <draw:image xlink:href="../fig/me-weight-result1.png" xlink:type="simple" xlink:show="embed" xlink:actuate="onLoad">
            <text:p/>
          </draw:image>
        </draw:frame>
        <draw:line draw:style-name="gr20" draw:text-style-name="P8" draw:layer="layout" svg:x1="22.342cm" svg:y1="16.002cm" svg:x2="22.342cm" svg:y2="13.462cm">
          <text:p/>
        </draw:line>
        <draw:frame draw:style-name="gr4" draw:text-style-name="P30" draw:layer="layout" svg:width="1.518cm" svg:height="1.826cm" svg:x="22.602cm" svg:y="14.224cm">
          <draw:text-box>
            <text:p><text:span text:style-name="T32">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>
        <office:forms form:automatic-focus="false" form:apply-design-mode="false"/>
        <draw:frame draw:style-name="gr2" draw:text-style-name="P8" draw:layer="layout" svg:width="27.99cm" svg:height="16.578cm" svg:x="0cm" svg:y="2.214cm">
          <draw:image xlink:href="../fig/me-weight-result2.png" xlink:type="simple" xlink:show="embed" xlink:actuate="onLoad">
            <text:p/>
          </draw:image>
        </draw:frame>
        <draw:line draw:style-name="gr20" draw:text-style-name="P8" draw:layer="layout" svg:x1="17.272cm" svg:y1="15.542cm" svg:x2="14.732cm" svg:y2="15.24cm">
          <text:p/>
        </draw:line>
        <draw:frame draw:style-name="gr4" draw:text-style-name="P30" draw:layer="layout" svg:width="1.518cm" svg:height="1.826cm" svg:x="15.754cm" svg:y="13.716cm">
          <draw:text-box>
            <text:p><text:span text:style-name="T32">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>
        <office:forms form:automatic-focus="false" form:apply-design-mode="false"/>
        <draw:frame draw:style-name="gr2" draw:text-style-name="P8" draw:layer="layout" svg:width="15.24cm" svg:height="9.017cm" svg:x="10.577cm" svg:y="10.915cm">
          <draw:image xlink:href="../fig/me-result1.png" xlink:type="simple" xlink:show="embed" xlink:actuate="onLoad">
            <text:p/>
          </draw:image>
        </draw:frame>
        <draw:frame draw:style-name="gr2" draw:text-style-name="P8" draw:layer="layout" svg:width="15.24cm" svg:height="9.017cm" svg:x="10.577cm" svg:y="1.515cm">
          <draw:image xlink:href="../fig/me-weight-result1.png" xlink:type="simple" xlink:show="embed" xlink:actuate="onLoad">
            <text:p/>
          </draw:image>
        </draw:frame>
        <draw:frame draw:style-name="gr4" draw:text-style-name="P33" draw:layer="layout" svg:width="7.699cm" svg:height="1.673cm" svg:x="1.216cm" svg:y="4.931cm">
          <draw:text-box>
            <text:p text:style-name="P33"><text:span text:style-name="T35">with</text:span><text:span text:style-name="T36"> weights</text:span></text:p>
          </draw:text-box>
        </draw:frame>
        <draw:frame draw:style-name="gr4" draw:text-style-name="P33" draw:layer="layout" svg:width="9.672cm" svg:height="1.673cm" svg:x="1.216cm" svg:y="13.97cm">
          <draw:text-box>
            <text:p text:style-name="P33"><text:span text:style-name="T35">without</text:span><text:span text:style-name="T36"> weigh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>
        <office:forms form:automatic-focus="false" form:apply-design-mode="false"/>
        <draw:frame draw:style-name="gr2" draw:text-style-name="P8" draw:layer="layout" svg:width="27.99cm" svg:height="16.578cm" svg:x="0cm" svg:y="2.214cm">
          <draw:image xlink:href="../fig/me-weight-result2.png" xlink:type="simple" xlink:show="embed" xlink:actuate="onLoad">
            <text:p/>
          </draw:image>
        </draw:frame>
        <draw:line draw:style-name="gr20" draw:text-style-name="P8" draw:layer="layout" svg:x1="17.272cm" svg:y1="15.542cm" svg:x2="14.732cm" svg:y2="15.24cm">
          <text:p/>
        </draw:line>
        <draw:frame draw:style-name="gr4" draw:text-style-name="P30" draw:layer="layout" svg:width="1.518cm" svg:height="1.826cm" svg:x="15.754cm" svg:y="13.716cm">
          <draw:text-box>
            <text:p text:style-name="P34"><text:span text:style-name="T32">N</text:span></text:p>
          </draw:text-box>
        </draw:frame>
        <draw:frame draw:style-name="gr4" draw:text-style-name="P31" draw:layer="layout" svg:width="10.438cm" svg:height="1.673cm" svg:x="12.568cm" svg:y="1.778cm">
          <draw:text-box>
            <text:p><text:span text:style-name="T33">still outcropping</text:span></text:p>
          </draw:text-box>
        </draw:frame>
        <draw:line draw:style-name="gr10" draw:text-style-name="P8" draw:layer="layout" svg:x1="15.748cm" svg:y1="3.302cm" svg:x2="15.748cm" svg:y2="4.318cm">
          <text:p/>
        </draw:line>
        <draw:frame draw:style-name="gr2" draw:text-style-name="P8" draw:layer="layout" svg:width="12.699cm" svg:height="12.699cm" svg:x="0cm" svg:y="8.436cm">
          <draw:image xlink:href="../fig/me-weight-fit-zoom-a2.png" xlink:type="simple" xlink:show="embed" xlink:actuate="onLoad">
            <text:p/>
          </draw:image>
        </draw:frame>
        <draw:frame draw:style-name="gr4" draw:text-style-name="P31" draw:layer="layout" svg:width="7.407cm" svg:height="1.673cm" svg:x="2.654cm" svg:y="8.487cm">
          <draw:text-box>
            <text:p><text:span text:style-name="T33">still poor fi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4" presentation:class="page"/>
          <draw:frame presentation:style-name="pr7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>
        <office:forms form:automatic-focus="false" form:apply-design-mode="false"/>
        <draw:frame draw:style-name="gr2" draw:text-style-name="P8" draw:layer="layout" svg:width="27.99cm" svg:height="16.578cm" svg:x="0cm" svg:y="2.214cm">
          <draw:image xlink:href="../fig/me-weight-result2.png" xlink:type="simple" xlink:show="embed" xlink:actuate="onLoad">
            <text:p/>
          </draw:image>
        </draw:frame>
        <draw:line draw:style-name="gr20" draw:text-style-name="P8" draw:layer="layout" svg:x1="17.272cm" svg:y1="15.542cm" svg:x2="14.732cm" svg:y2="15.24cm">
          <text:p/>
        </draw:line>
        <draw:frame draw:style-name="gr4" draw:text-style-name="P30" draw:layer="layout" svg:width="1.518cm" svg:height="1.826cm" svg:x="15.754cm" svg:y="13.716cm">
          <draw:text-box>
            <text:p text:style-name="P34"><text:span text:style-name="T32">N</text:span></text:p>
          </draw:text-box>
        </draw:frame>
        <draw:frame draw:style-name="gr4" draw:text-style-name="P31" draw:layer="layout" svg:width="10.438cm" svg:height="1.673cm" svg:x="12.568cm" svg:y="1.778cm">
          <draw:text-box>
            <text:p><text:span text:style-name="T33">still outcropping</text:span></text:p>
          </draw:text-box>
        </draw:frame>
        <draw:line draw:style-name="gr10" draw:text-style-name="P8" draw:layer="layout" svg:x1="15.748cm" svg:y1="3.302cm" svg:x2="15.748cm" svg:y2="4.318cm">
          <text:p/>
        </draw:line>
        <draw:frame draw:style-name="gr2" draw:text-style-name="P8" draw:layer="layout" svg:width="12.699cm" svg:height="12.699cm" svg:x="0cm" svg:y="8.436cm">
          <draw:image xlink:href="../fig/me-weight-fit-zoom-a2.png" xlink:type="simple" xlink:show="embed" xlink:actuate="onLoad">
            <text:p/>
          </draw:image>
        </draw:frame>
        <draw:frame draw:style-name="gr4" draw:text-style-name="P31" draw:layer="layout" svg:width="7.407cm" svg:height="1.673cm" svg:x="2.654cm" svg:y="8.487cm">
          <draw:text-box>
            <text:p><text:span text:style-name="T33">still poor fi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5" presentation:class="page"/>
          <draw:frame presentation:style-name="pr7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507cm" svg:x="1.399cm" svg:y="8.75cm" presentation:class="title" presentation:user-transformed="true">
          <draw:text-box>
            <text:p>Test this <text:span text:style-name="T37">hypothesi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6" presentation:class="page"/>
          <draw:frame presentation:style-name="pr7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Conclusion</text:p>
          </draw:text-box>
        </draw:frame>
        <draw:frame presentation:style-name="pr6" draw:text-style-name="P33" draw:layer="layout" svg:width="24.631cm" svg:height="14.673cm" svg:x="1.399cm" svg:y="4.815cm" presentation:class="outline" presentation:user-transformed="true">
          <draw:text-box>
            <text:list text:style-name="L2">
              <text:list-item>
                <text:p text:style-name="P33"><text:span text:style-name="T35">Fast</text:span><text:span text:style-name="T36"> way geometry estimation</text:span></text:p>
              </text:list-item>
              <text:list-item>
                <text:p text:style-name="P33"><text:span text:style-name="T35">Known</text:span><text:span text:style-name="T36"> magnetization</text:span></text:p>
              </text:list-item>
              <text:list-item>
                <text:p text:style-name="P33"><text:span text:style-name="T36">Seed </text:span><text:span text:style-name="T38">position</text:span></text:p>
              </text:list-item>
              <text:list-item>
                <text:p text:style-name="P33"><text:span text:style-name="T36">Data weights = more </text:span><text:span text:style-name="T35">robust</text:span></text:p>
              </text:list-item>
              <text:list-item>
                <text:p text:style-name="P33"><text:span text:style-name="T36">Magnetization of A2 </text:span><text:span text:style-name="T39">≠ ME</text:span></text:p>
                <text:list>
                  <text:list-item>
                    <text:p text:style-name="P33"><text:span text:style-name="T39">Probably highe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507cm" svg:x="1.399cm" svg:y="8.75cm" presentation:class="title" presentation:user-transformed="true">
          <draw:text-box>
            <text:p>Seed positioning</text:p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e6e6e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50%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Droid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150%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150%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150%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line-height="150%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line-height="150%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line-height="150%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e6e6e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onardo Uieda</meta:initial-creator>
    <meta:creation-date>2013-05-06T17:26:02</meta:creation-date>
    <dc:date>2013-05-13T12:18:07</dc:date>
    <dc:creator>Leonardo Uieda</dc:creator>
    <meta:editing-duration>PT11H53M36S</meta:editing-duration>
    <meta:editing-cycles>92</meta:editing-cycles>
    <meta:generator>LibreOffice/3.5$Linux_X86_64 LibreOffice_project/350m1$Build-2</meta:generator>
    <meta:document-statistic meta:object-count="461"/>
  </office:meta>
</office:document-meta>
</file>

<file path=Object 1/content.xml><?xml version="1.0" encoding="utf-8"?>
<math xmlns="http://www.w3.org/1998/Math/MathML">
  <semantics>
    <mrow>
      <mrow>
        <mo stretchy="false">φ</mo>
        <mo stretchy="false">=</mo>
        <msup>
          <mfenced open="[" close="]">
            <mrow>
              <mrow>
                <msub>
                  <mo stretchy="false">∑</mo>
                  <mi>i</mi>
                </msub>
                <msup>
                  <mrow>
                    <mo stretchy="false">(</mo>
                    <mrow>
                      <mrow>
                        <mrow>
                          <mstyle color="blue">
                            <mrow>
                              <msubsup>
                                <mi>d</mi>
                                <mi>i</mi>
                                <mi>o</mi>
                              </msubsup>
                            </mrow>
                          </mstyle>
                        </mrow>
                        <mo stretchy="false">−</mo>
                        <msub>
                          <mi>d</mi>
                          <mi>i</mi>
                        </msub>
                      </mrow>
                    </mrow>
                    <mo stretchy="false">)</mo>
                  </mrow>
                  <mn>2</mn>
                </msup>
              </mrow>
            </mrow>
          </mfenced>
          <mrow>
            <mfrac>
              <mn>1</mn>
              <mn>2</mn>
            </mfrac>
          </mrow>
        </msup>
      </mrow>
    </mrow>
    <annotation encoding="StarMath 5.0">%varphi = left [ sum_i ({color blue d^o_i} - d_i)^2 right ]^{1 over 2}</annotation>
  </semantics>
</math>
</file>

<file path=Object 10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11/content.xml><?xml version="1.0" encoding="utf-8"?>
<math xmlns="http://www.w3.org/1998/Math/MathML">
  <semantics>
    <mrow>
      <mrow>
        <msub>
          <mi>w</mi>
          <mi>i</mi>
        </msub>
        <mo stretchy="false">=</mo>
        <mi>exp</mi>
      </mrow>
      <mfenced open="(" close=")">
        <mrow>
          <mfrac>
            <mrow>
              <mo stretchy="false">−</mo>
              <mrow>
                <msup>
                  <mrow>
                    <mo stretchy="false">[</mo>
                    <mrow>
                      <mrow>
                        <msup>
                          <mrow>
                            <mo stretchy="false">(</mo>
                            <mrow>
                              <mrow>
                                <msub>
                                  <mi>x</mi>
                                  <mi>i</mi>
                                </msub>
                                <mo stretchy="false">−</mo>
                                <msub>
                                  <mi>x</mi>
                                  <mi>s</mi>
                                </msub>
                              </mrow>
                            </mrow>
                            <mo stretchy="false">)</mo>
                          </mrow>
                          <mn>2</mn>
                        </msup>
                        <mo stretchy="false">+</mo>
                        <msup>
                          <mrow>
                            <mo stretchy="false">(</mo>
                            <mrow>
                              <mrow>
                                <msub>
                                  <mi>y</mi>
                                  <mi>i</mi>
                                </msub>
                                <mo stretchy="false">−</mo>
                                <msub>
                                  <mi>y</mi>
                                  <mi>s</mi>
                                </msub>
                              </mrow>
                            </mrow>
                            <mo stretchy="false">)</mo>
                          </mrow>
                          <mn>2</mn>
                        </msup>
                      </mrow>
                    </mrow>
                    <mo stretchy="false">]</mo>
                  </mrow>
                  <mn>2</mn>
                </msup>
              </mrow>
            </mrow>
            <mrow>
              <msup>
                <mo stretchy="false">σ</mo>
                <mn>4</mn>
              </msup>
            </mrow>
          </mfrac>
        </mrow>
      </mfenced>
    </mrow>
    <annotation encoding="StarMath 5.0">w_i = exp left (- {[(x_i - x_s)^2 + (y_i - y_s)^2]^2} over {%sigma^4} right )</annotation>
  </semantics>
</math>
</file>

<file path=Object 12/content.xml><?xml version="1.0" encoding="utf-8"?>
<math xmlns="http://www.w3.org/1998/Math/MathML">
  <semantics>
    <mrow>
      <mrow>
        <mo stretchy="false">φ</mo>
        <mo stretchy="false">=</mo>
        <msup>
          <mfenced open="[" close="]">
            <mrow>
              <mrow>
                <msub>
                  <mo stretchy="false">∑</mo>
                  <mi>i</mi>
                </msub>
                <mrow>
                  <mstyle color="red">
                    <mrow>
                      <msub>
                        <mi>w</mi>
                        <mi>i</mi>
                      </msub>
                    </mrow>
                  </mstyle>
                </mrow>
              </mrow>
              <msup>
                <mrow>
                  <mo stretchy="false">(</mo>
                  <mrow>
                    <mrow>
                      <mrow>
                        <mstyle color="blue">
                          <mrow>
                            <msubsup>
                              <mi>d</mi>
                              <mi>i</mi>
                              <mi>o</mi>
                            </msubsup>
                          </mrow>
                        </mstyle>
                      </mrow>
                      <mo stretchy="false">−</mo>
                      <msub>
                        <mi>d</mi>
                        <mi>i</mi>
                      </msub>
                    </mrow>
                  </mrow>
                  <mo stretchy="false">)</mo>
                </mrow>
                <mn>2</mn>
              </msup>
            </mrow>
          </mfenced>
          <mrow>
            <mfrac>
              <mn>1</mn>
              <mn>2</mn>
            </mfrac>
          </mrow>
        </msup>
      </mrow>
    </mrow>
    <annotation encoding="StarMath 5.0">%varphi = left [ sum_i {color red w_i}({color blue d^o_i} - d_i)^2 right ]^{1 over 2}</annotation>
  </semantics>
</math>
</file>

<file path=Object 13/content.xml><?xml version="1.0" encoding="utf-8"?>
<math xmlns="http://www.w3.org/1998/Math/MathML">
  <semantics>
    <mrow>
      <mrow>
        <mo stretchy="false">φ</mo>
        <mo stretchy="false">=</mo>
        <msup>
          <mfenced open="[" close="]">
            <mrow>
              <mrow>
                <msub>
                  <mo stretchy="false">∑</mo>
                  <mi>i</mi>
                </msub>
                <mrow>
                  <mstyle color="red">
                    <mrow>
                      <msub>
                        <mi>w</mi>
                        <mi>i</mi>
                      </msub>
                    </mrow>
                  </mstyle>
                </mrow>
              </mrow>
              <msup>
                <mrow>
                  <mo stretchy="false">(</mo>
                  <mrow>
                    <mrow>
                      <mrow>
                        <mstyle color="blue">
                          <mrow>
                            <msubsup>
                              <mi>d</mi>
                              <mi>i</mi>
                              <mi>o</mi>
                            </msubsup>
                          </mrow>
                        </mstyle>
                      </mrow>
                      <mo stretchy="false">−</mo>
                      <msub>
                        <mi>d</mi>
                        <mi>i</mi>
                      </msub>
                    </mrow>
                  </mrow>
                  <mo stretchy="false">)</mo>
                </mrow>
                <mn>2</mn>
              </msup>
            </mrow>
          </mfenced>
          <mrow>
            <mfrac>
              <mn>1</mn>
              <mn>2</mn>
            </mfrac>
          </mrow>
        </msup>
      </mrow>
    </mrow>
    <annotation encoding="StarMath 5.0">%varphi = left [ sum_i {color red w_i}({color blue d^o_i} - d_i)^2 right ]^{1 over 2}</annotation>
  </semantics>
</math>
</file>

<file path=Object 14/content.xml><?xml version="1.0" encoding="utf-8"?>
<math xmlns="http://www.w3.org/1998/Math/MathML">
  <semantics>
    <mrow>
      <mrow>
        <msub>
          <mi>w</mi>
          <mi>i</mi>
        </msub>
        <mo stretchy="false">=</mo>
        <mi>exp</mi>
      </mrow>
      <mfenced open="(" close=")">
        <mrow>
          <mfrac>
            <mrow>
              <mo stretchy="false">−</mo>
              <mrow>
                <msup>
                  <mrow>
                    <mo stretchy="false">[</mo>
                    <mrow>
                      <mrow>
                        <msup>
                          <mrow>
                            <mo stretchy="false">(</mo>
                            <mrow>
                              <mrow>
                                <msub>
                                  <mi>x</mi>
                                  <mi>i</mi>
                                </msub>
                                <mo stretchy="false">−</mo>
                                <msub>
                                  <mi>x</mi>
                                  <mi>s</mi>
                                </msub>
                              </mrow>
                            </mrow>
                            <mo stretchy="false">)</mo>
                          </mrow>
                          <mn>2</mn>
                        </msup>
                        <mo stretchy="false">+</mo>
                        <msup>
                          <mrow>
                            <mo stretchy="false">(</mo>
                            <mrow>
                              <mrow>
                                <msub>
                                  <mi>y</mi>
                                  <mi>i</mi>
                                </msub>
                                <mo stretchy="false">−</mo>
                                <msub>
                                  <mi>y</mi>
                                  <mi>s</mi>
                                </msub>
                              </mrow>
                            </mrow>
                            <mo stretchy="false">)</mo>
                          </mrow>
                          <mn>2</mn>
                        </msup>
                      </mrow>
                    </mrow>
                    <mo stretchy="false">]</mo>
                  </mrow>
                  <mn>2</mn>
                </msup>
              </mrow>
            </mrow>
            <mrow>
              <msup>
                <mo stretchy="false">σ</mo>
                <mn>4</mn>
              </msup>
            </mrow>
          </mfrac>
        </mrow>
      </mfenced>
    </mrow>
    <annotation encoding="StarMath 5.0">w_i = exp left (- {[(x_i - x_s)^2 + (y_i - y_s)^2]^2} over {%sigma^4} right )</annotation>
  </semantics>
</math>
</file>

<file path=Object 15/content.xml><?xml version="1.0" encoding="utf-8"?>
<math xmlns="http://www.w3.org/1998/Math/MathML">
  <semantics>
    <mrow>
      <mrow>
        <mo stretchy="false">φ</mo>
        <mo stretchy="false">=</mo>
        <msup>
          <mfenced open="[" close="]">
            <mrow>
              <mrow>
                <msub>
                  <mo stretchy="false">∑</mo>
                  <mi>i</mi>
                </msub>
                <mrow>
                  <mstyle color="red">
                    <mrow>
                      <msub>
                        <mi>w</mi>
                        <mi>i</mi>
                      </msub>
                    </mrow>
                  </mstyle>
                </mrow>
              </mrow>
              <msup>
                <mrow>
                  <mo stretchy="false">(</mo>
                  <mrow>
                    <mrow>
                      <mrow>
                        <mstyle color="blue">
                          <mrow>
                            <msubsup>
                              <mi>d</mi>
                              <mi>i</mi>
                              <mi>o</mi>
                            </msubsup>
                          </mrow>
                        </mstyle>
                      </mrow>
                      <mo stretchy="false">−</mo>
                      <msub>
                        <mi>d</mi>
                        <mi>i</mi>
                      </msub>
                    </mrow>
                  </mrow>
                  <mo stretchy="false">)</mo>
                </mrow>
                <mn>2</mn>
              </msup>
            </mrow>
          </mfenced>
          <mrow>
            <mfrac>
              <mn>1</mn>
              <mn>2</mn>
            </mfrac>
          </mrow>
        </msup>
      </mrow>
    </mrow>
    <annotation encoding="StarMath 5.0">%varphi = left [ sum_i {color red w_i}({color blue d^o_i} - d_i)^2 right ]^{1 over 2}</annotation>
  </semantics>
</math>
</file>

<file path=Object 16/content.xml><?xml version="1.0" encoding="utf-8"?>
<math xmlns="http://www.w3.org/1998/Math/MathML">
  <semantics>
    <mrow>
      <mrow>
        <msub>
          <mi>w</mi>
          <mi>i</mi>
        </msub>
        <mo stretchy="false">=</mo>
        <mi>exp</mi>
      </mrow>
      <mfenced open="(" close=")">
        <mrow>
          <mfrac>
            <mrow>
              <mo stretchy="false">−</mo>
              <mrow>
                <msup>
                  <mrow>
                    <mo stretchy="false">[</mo>
                    <mrow>
                      <mrow>
                        <msup>
                          <mrow>
                            <mo stretchy="false">(</mo>
                            <mrow>
                              <mrow>
                                <msub>
                                  <mi>x</mi>
                                  <mi>i</mi>
                                </msub>
                                <mo stretchy="false">−</mo>
                                <msub>
                                  <mi>x</mi>
                                  <mi>s</mi>
                                </msub>
                              </mrow>
                            </mrow>
                            <mo stretchy="false">)</mo>
                          </mrow>
                          <mn>2</mn>
                        </msup>
                        <mo stretchy="false">+</mo>
                        <msup>
                          <mrow>
                            <mo stretchy="false">(</mo>
                            <mrow>
                              <mrow>
                                <msub>
                                  <mi>y</mi>
                                  <mi>i</mi>
                                </msub>
                                <mo stretchy="false">−</mo>
                                <msub>
                                  <mi>y</mi>
                                  <mi>s</mi>
                                </msub>
                              </mrow>
                            </mrow>
                            <mo stretchy="false">)</mo>
                          </mrow>
                          <mn>2</mn>
                        </msup>
                      </mrow>
                    </mrow>
                    <mo stretchy="false">]</mo>
                  </mrow>
                  <mn>2</mn>
                </msup>
              </mrow>
            </mrow>
            <mrow>
              <msup>
                <mo stretchy="false">σ</mo>
                <mn>4</mn>
              </msup>
            </mrow>
          </mfrac>
        </mrow>
      </mfenced>
    </mrow>
    <annotation encoding="StarMath 5.0">w_i = exp left (- {[(x_i - x_s)^2 + (y_i - y_s)^2]^2} over {%sigma^4} right )</annotation>
  </semantics>
</math>
</file>

<file path=Object 2/content.xml><?xml version="1.0" encoding="utf-8"?>
<math xmlns="http://www.w3.org/1998/Math/MathML">
  <semantics>
    <mrow>
      <mrow>
        <mo stretchy="false">Γ</mo>
        <mo stretchy="false">=</mo>
        <mrow>
          <mo stretchy="false">ψ</mo>
          <mo stretchy="false">+</mo>
          <mo stretchy="false">μ</mo>
        </mrow>
      </mrow>
      <mo stretchy="false">θ</mo>
    </mrow>
    <annotation encoding="StarMath 5.0">%GAMMA = %psi + %mu %theta</annotation>
  </semantics>
</math>
</file>

<file path=Object 3/content.xml><?xml version="1.0" encoding="utf-8"?>
<math xmlns="http://www.w3.org/1998/Math/MathML">
  <semantics>
    <mrow>
      <mrow>
        <mo stretchy="false">Γ</mo>
        <mo stretchy="false">=</mo>
        <mrow>
          <mo stretchy="false">ψ</mo>
          <mo stretchy="false">+</mo>
          <mo stretchy="false">μ</mo>
        </mrow>
      </mrow>
      <mo stretchy="false">θ</mo>
    </mrow>
    <annotation encoding="StarMath 5.0">%GAMMA = %psi + %mu %theta</annotation>
  </semantics>
</math>
</file>

<file path=Object 4/content.xml><?xml version="1.0" encoding="utf-8"?>
<math xmlns="http://www.w3.org/1998/Math/MathML">
  <semantics>
    <mrow>
      <mrow>
        <mo stretchy="false">θ</mo>
        <mo stretchy="false">=</mo>
        <mrow>
          <msub>
            <mo stretchy="false">∑</mo>
            <mi>k</mi>
          </msub>
          <msub>
            <mi>l</mi>
            <mi>k</mi>
          </msub>
        </mrow>
      </mrow>
    </mrow>
    <annotation encoding="StarMath 5.0">%theta = sum_k l_k</annotation>
  </semantics>
</math>
</file>

<file path=Object 5/content.xml><?xml version="1.0" encoding="utf-8"?>
<math xmlns="http://www.w3.org/1998/Math/MathML">
  <semantics>
    <mrow>
      <mrow>
        <mo stretchy="false">φ</mo>
        <mo stretchy="false">=</mo>
        <msup>
          <mfenced open="[" close="]">
            <mrow>
              <mrow>
                <msub>
                  <mo stretchy="false">∑</mo>
                  <mi>i</mi>
                </msub>
                <mrow>
                  <mstyle color="red">
                    <mrow>
                      <msub>
                        <mi>w</mi>
                        <mi>i</mi>
                      </msub>
                    </mrow>
                  </mstyle>
                </mrow>
              </mrow>
              <msup>
                <mrow>
                  <mo stretchy="false">(</mo>
                  <mrow>
                    <mrow>
                      <mrow>
                        <mstyle color="blue">
                          <mrow>
                            <msubsup>
                              <mi>d</mi>
                              <mi>i</mi>
                              <mi>o</mi>
                            </msubsup>
                          </mrow>
                        </mstyle>
                      </mrow>
                      <mo stretchy="false">−</mo>
                      <msub>
                        <mi>d</mi>
                        <mi>i</mi>
                      </msub>
                    </mrow>
                  </mrow>
                  <mo stretchy="false">)</mo>
                </mrow>
                <mn>2</mn>
              </msup>
            </mrow>
          </mfenced>
          <mrow>
            <mfrac>
              <mn>1</mn>
              <mn>2</mn>
            </mfrac>
          </mrow>
        </msup>
      </mrow>
    </mrow>
    <annotation encoding="StarMath 5.0">%varphi = left [ sum_i {color red w_i}({color blue d^o_i} - d_i)^2 right ]^{1 over 2}</annotation>
  </semantics>
</math>
</file>

<file path=Object 6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7/content.xml><?xml version="1.0" encoding="utf-8"?>
<math xmlns="http://www.w3.org/1998/Math/MathML">
  <semantics>
    <mrow>
      <mrow>
        <mo stretchy="false">Γ</mo>
        <mo stretchy="false">=</mo>
        <mrow>
          <mo stretchy="false">ψ</mo>
          <mo stretchy="false">+</mo>
          <mo stretchy="false">μ</mo>
        </mrow>
      </mrow>
      <mo stretchy="false">θ</mo>
    </mrow>
    <annotation encoding="StarMath 5.0">%GAMMA = %psi + %mu %theta</annotation>
  </semantics>
</math>
</file>

<file path=Object 8/content.xml><?xml version="1.0" encoding="utf-8"?>
<math xmlns="http://www.w3.org/1998/Math/MathML">
  <semantics>
    <mrow>
      <mrow>
        <mo stretchy="false">θ</mo>
        <mo stretchy="false">=</mo>
        <mrow>
          <msub>
            <mo stretchy="false">∑</mo>
            <mi>k</mi>
          </msub>
          <msub>
            <mi>l</mi>
            <mi>k</mi>
          </msub>
        </mrow>
      </mrow>
    </mrow>
    <annotation encoding="StarMath 5.0">%theta = sum_k l_k</annotation>
  </semantics>
</math>
</file>

<file path=Object 9/content.xml><?xml version="1.0" encoding="utf-8"?>
<math xmlns="http://www.w3.org/1998/Math/MathML">
  <semantics>
    <mrow>
      <mrow>
        <mo stretchy="false">ψ</mo>
        <mo stretchy="false">=</mo>
        <msup>
          <mfenced open="[" close="]">
            <mrow>
              <mrow>
                <msub>
                  <mo stretchy="false">∑</mo>
                  <mi>i</mi>
                </msub>
                <msup>
                  <mrow>
                    <mo stretchy="false">(</mo>
                    <mrow>
                      <mo stretchy="false">α</mo>
                      <mrow>
                        <mrow>
                          <mstyle color="blue">
                            <mrow>
                              <msubsup>
                                <mi>d</mi>
                                <mi>i</mi>
                                <mi>o</mi>
                              </msubsup>
                            </mrow>
                          </mstyle>
                        </mrow>
                        <mo stretchy="false">−</mo>
                        <msub>
                          <mi>d</mi>
                          <mi>i</mi>
                        </msub>
                      </mrow>
                    </mrow>
                    <mo stretchy="false">)</mo>
                  </mrow>
                  <mn>2</mn>
                </msup>
              </mrow>
            </mrow>
          </mfenced>
          <mrow>
            <mfrac>
              <mn>1</mn>
              <mn>2</mn>
            </mfrac>
          </mrow>
        </msup>
      </mrow>
    </mrow>
    <annotation encoding="StarMath 5.0">%psi = left[ sum_i (%alpha {color blue d^o_i} - d_i)^2 right]^{1 over 2}</annotation>
  </semantics>
</math>
</file>